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3.6cm" fo:margin-left="-0.106cm" fo:margin-top="0cm" fo:margin-bottom="0cm" table:align="left"/>
    </style:style>
    <style:style style:name="Tableau1.A" style:family="table-column">
      <style:table-column-properties style:column-width="4.567cm"/>
    </style:style>
    <style:style style:name="Tableau1.B" style:family="table-column">
      <style:table-column-properties style:column-width="4.517cm"/>
    </style:style>
    <style:style style:name="Tableau1.C" style:family="table-column">
      <style:table-column-properties style:column-width="4.516cm"/>
    </style:style>
    <style:style style:name="Tableau1.1" style:family="table-row">
      <style:table-row-properties style:min-row-height="0.452cm" fo:keep-together="auto"/>
    </style:style>
    <style:style style:name="Tableau1.A1" style:family="table-cell">
      <style:table-cell-properties style:vertical-align="bottom" fo:padding-left="0.053cm" fo:padding-right="0.053cm" fo:padding-top="0cm" fo:padding-bottom="0cm" fo:border="none"/>
    </style:style>
    <style:style style:name="Tableau2" style:family="table">
      <style:table-properties style:width="18.115cm" fo:margin-left="-0.106cm" fo:margin-top="0cm" fo:margin-bottom="0cm" table:align="left"/>
    </style:style>
    <style:style style:name="Tableau2.A" style:family="table-column">
      <style:table-column-properties style:column-width="2.311cm"/>
    </style:style>
    <style:style style:name="Tableau2.B" style:family="table-column">
      <style:table-column-properties style:column-width="2.258cm"/>
    </style:style>
    <style:style style:name="Tableau2.C" style:family="table-column">
      <style:table-column-properties style:column-width="2.256cm"/>
    </style:style>
    <style:style style:name="Tableau2.D" style:family="table-column">
      <style:table-column-properties style:column-width="2.26cm"/>
    </style:style>
    <style:style style:name="Tableau2.1" style:family="table-row">
      <style:table-row-properties style:min-row-height="0.452cm" fo:keep-together="auto"/>
    </style:style>
    <style:style style:name="Tableau2.A1" style:family="table-cell">
      <style:table-cell-properties style:vertical-align="bottom" fo:padding-left="0.053cm" fo:padding-right="0.053cm" fo:padding-top="0cm" fo:padding-bottom="0cm" fo:border="none"/>
    </style:style>
    <style:style style:name="Tableau3" style:family="table">
      <style:table-properties style:width="7.114cm" fo:margin-left="-0.106cm" fo:margin-top="0cm" fo:margin-bottom="0cm" table:align="left"/>
    </style:style>
    <style:style style:name="Tableau3.A" style:family="table-column">
      <style:table-column-properties style:column-width="2.309cm"/>
    </style:style>
    <style:style style:name="Tableau3.B" style:family="table-column">
      <style:table-column-properties style:column-width="3.394cm"/>
    </style:style>
    <style:style style:name="Tableau3.C" style:family="table-column">
      <style:table-column-properties style:column-width="1.411cm"/>
    </style:style>
    <style:style style:name="Tableau3.1" style:family="table-row">
      <style:table-row-properties style:min-row-height="0.452cm" fo:keep-together="auto"/>
    </style:style>
    <style:style style:name="Tableau3.A1" style:family="table-cell">
      <style:table-cell-properties style:vertical-align="bottom" fo:padding-left="0.053cm" fo:padding-right="0.053cm" fo:padding-top="0cm" fo:padding-bottom="0cm" fo:border="none"/>
    </style:style>
    <style:style style:name="Tableau4" style:family="table">
      <style:table-properties style:width="10.694cm" fo:margin-left="-0.106cm" fo:margin-top="0cm" fo:margin-bottom="0cm" table:align="left"/>
    </style:style>
    <style:style style:name="Tableau4.A" style:family="table-column">
      <style:table-column-properties style:column-width="3.307cm"/>
    </style:style>
    <style:style style:name="Tableau4.B" style:family="table-column">
      <style:table-column-properties style:column-width="3.683cm"/>
    </style:style>
    <style:style style:name="Tableau4.C" style:family="table-column">
      <style:table-column-properties style:column-width="3.704cm"/>
    </style:style>
    <style:style style:name="Tableau4.1" style:family="table-row">
      <style:table-row-properties style:min-row-height="0.452cm" fo:keep-together="auto"/>
    </style:style>
    <style:style style:name="Tableau4.A1" style:family="table-cell">
      <style:table-cell-properties style:vertical-align="bottom" fo:padding-left="0.053cm" fo:padding-right="0.053cm" fo:padding-top="0cm" fo:padding-bottom="0cm" fo:border="none"/>
    </style:style>
    <style:style style:name="Tableau5" style:family="table">
      <style:table-properties style:width="13.6cm" fo:margin-left="-0.106cm" fo:margin-top="0cm" fo:margin-bottom="0cm" table:align="left"/>
    </style:style>
    <style:style style:name="Tableau5.A" style:family="table-column">
      <style:table-column-properties style:column-width="4.567cm"/>
    </style:style>
    <style:style style:name="Tableau5.B" style:family="table-column">
      <style:table-column-properties style:column-width="4.517cm"/>
    </style:style>
    <style:style style:name="Tableau5.C" style:family="table-column">
      <style:table-column-properties style:column-width="4.514cm"/>
    </style:style>
    <style:style style:name="Tableau5.1" style:family="table-row">
      <style:table-row-properties style:min-row-height="0.452cm" fo:keep-together="auto"/>
    </style:style>
    <style:style style:name="Tableau5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Header">
      <style:text-properties officeooo:rsid="028fbcc1" officeooo:paragraph-rsid="028fbcc1"/>
    </style:style>
    <style:style style:name="P2" style:family="paragraph" style:parent-style-name="Standard">
      <style:text-properties fo:language="fr" fo:country="FR" officeooo:rsid="0016de7d" officeooo:paragraph-rsid="0016de7d"/>
    </style:style>
    <style:style style:name="P3" style:family="paragraph" style:parent-style-name="Standard">
      <style:text-properties fo:language="fr" fo:country="FR" officeooo:rsid="0023fc06" officeooo:paragraph-rsid="0023fc06"/>
    </style:style>
    <style:style style:name="P4" style:family="paragraph" style:parent-style-name="Standard">
      <style:text-properties fo:language="fr" fo:country="FR" officeooo:rsid="0023fc06" officeooo:paragraph-rsid="01f9415f"/>
    </style:style>
    <style:style style:name="P5" style:family="paragraph" style:parent-style-name="Standard">
      <style:text-properties fo:language="fr" fo:country="FR" officeooo:rsid="0050cb9f" officeooo:paragraph-rsid="0050cb9f"/>
    </style:style>
    <style:style style:name="P6" style:family="paragraph" style:parent-style-name="Standard">
      <style:text-properties fo:language="fr" fo:country="FR" officeooo:rsid="00583bb2" officeooo:paragraph-rsid="005a2f04"/>
    </style:style>
    <style:style style:name="P7" style:family="paragraph" style:parent-style-name="Standard">
      <style:text-properties fo:language="fr" fo:country="FR" officeooo:rsid="00642026" officeooo:paragraph-rsid="005a2f04"/>
    </style:style>
    <style:style style:name="P8" style:family="paragraph" style:parent-style-name="Standard">
      <style:text-properties fo:language="fr" fo:country="FR" officeooo:rsid="0067d368" officeooo:paragraph-rsid="0067d368"/>
    </style:style>
    <style:style style:name="P9" style:family="paragraph" style:parent-style-name="Standard">
      <style:text-properties fo:language="fr" fo:country="FR" fo:font-weight="bold" officeooo:rsid="002a3f60" officeooo:paragraph-rsid="002a3f60" style:font-weight-asian="bold" style:font-weight-complex="bold"/>
    </style:style>
    <style:style style:name="P10" style:family="paragraph" style:parent-style-name="Standard">
      <style:text-properties fo:language="fr" fo:country="FR" fo:font-weight="bold" officeooo:rsid="004722f9" officeooo:paragraph-rsid="0043cc93" style:font-weight-asian="bold" style:font-weight-complex="bold"/>
    </style:style>
    <style:style style:name="P11" style:family="paragraph" style:parent-style-name="Standard">
      <style:text-properties fo:language="fr" fo:country="FR" fo:font-weight="bold" officeooo:rsid="005d6442" officeooo:paragraph-rsid="005d6442" style:font-weight-asian="bold" style:font-weight-complex="bold"/>
    </style:style>
    <style:style style:name="P12" style:family="paragraph" style:parent-style-name="Standard">
      <style:text-properties fo:language="fr" fo:country="FR" fo:font-weight="bold" officeooo:rsid="0067d368" officeooo:paragraph-rsid="0067d368" style:font-weight-asian="bold" style:font-weight-complex="bold"/>
    </style:style>
    <style:style style:name="P13" style:family="paragraph" style:parent-style-name="Standard">
      <style:text-properties fo:language="fr" fo:country="FR" officeooo:rsid="007f305a" officeooo:paragraph-rsid="0067d368"/>
    </style:style>
    <style:style style:name="P14" style:family="paragraph" style:parent-style-name="Standard">
      <style:text-properties fo:language="fr" fo:country="FR" officeooo:rsid="007f305a" officeooo:paragraph-rsid="007f305a"/>
    </style:style>
    <style:style style:name="P15" style:family="paragraph" style:parent-style-name="Standard">
      <style:text-properties fo:language="fr" fo:country="FR" officeooo:rsid="007f305a" officeooo:paragraph-rsid="016faace"/>
    </style:style>
    <style:style style:name="P16" style:family="paragraph" style:parent-style-name="Standard">
      <style:text-properties fo:language="fr" fo:country="FR" officeooo:rsid="00569196" officeooo:paragraph-rsid="00527eb9"/>
    </style:style>
    <style:style style:name="P17" style:family="paragraph" style:parent-style-name="Standard">
      <style:text-properties fo:language="fr" fo:country="FR" officeooo:rsid="01698ba5" officeooo:paragraph-rsid="01698ba5"/>
    </style:style>
    <style:style style:name="P18" style:family="paragraph" style:parent-style-name="Standard">
      <style:text-properties fo:language="fr" fo:country="FR" officeooo:rsid="01446ac8" officeooo:paragraph-rsid="0016de7d"/>
    </style:style>
    <style:style style:name="P19" style:family="paragraph" style:parent-style-name="Standard">
      <style:text-properties fo:language="fr" fo:country="FR" officeooo:rsid="00c117d2" officeooo:paragraph-rsid="0019b4c2"/>
    </style:style>
    <style:style style:name="P20" style:family="paragraph" style:parent-style-name="Standard">
      <style:text-properties fo:language="fr" fo:country="FR" officeooo:rsid="003484d8" officeooo:paragraph-rsid="0032a171"/>
    </style:style>
    <style:style style:name="P21" style:family="paragraph" style:parent-style-name="Standard">
      <style:text-properties officeooo:paragraph-rsid="002bc461"/>
    </style:style>
    <style:style style:name="P22" style:family="paragraph" style:parent-style-name="Standard">
      <style:text-properties officeooo:paragraph-rsid="0030de6d"/>
    </style:style>
    <style:style style:name="P23" style:family="paragraph" style:parent-style-name="Standard">
      <style:text-properties fo:font-weight="bold" officeooo:rsid="005d6442" officeooo:paragraph-rsid="005d6442" style:font-weight-asian="bold" style:font-weight-complex="bold"/>
    </style:style>
    <style:style style:name="P24" style:family="paragraph" style:parent-style-name="Standard">
      <style:text-properties fo:font-weight="bold" officeooo:rsid="0067d368" officeooo:paragraph-rsid="0067d368" style:font-weight-asian="bold" style:font-weight-complex="bold"/>
    </style:style>
    <style:style style:name="P25" style:family="paragraph" style:parent-style-name="Standard">
      <style:text-properties fo:font-weight="bold" officeooo:rsid="015aa428" officeooo:paragraph-rsid="015aa428" style:font-weight-asian="bold" style:font-weight-complex="bold"/>
    </style:style>
    <style:style style:name="P26" style:family="paragraph" style:parent-style-name="Standard">
      <style:text-properties fo:font-weight="bold" officeooo:rsid="015af21d" officeooo:paragraph-rsid="015af21d" style:font-weight-asian="bold" style:font-weight-complex="bold"/>
    </style:style>
    <style:style style:name="P27" style:family="paragraph" style:parent-style-name="Standard">
      <style:text-properties fo:font-weight="bold" officeooo:paragraph-rsid="0084d05f" style:font-weight-asian="bold" style:font-weight-complex="bold"/>
    </style:style>
    <style:style style:name="P28" style:family="paragraph" style:parent-style-name="Standard">
      <style:text-properties fo:font-weight="bold" officeooo:rsid="01149121" officeooo:paragraph-rsid="01149121" style:font-weight-asian="bold" style:font-weight-complex="bold"/>
    </style:style>
    <style:style style:name="P29" style:family="paragraph" style:parent-style-name="Standard">
      <style:text-properties fo:font-weight="bold" officeooo:paragraph-rsid="011cb5ca" style:font-weight-asian="bold" style:font-weight-complex="bold"/>
    </style:style>
    <style:style style:name="P30" style:family="paragraph" style:parent-style-name="Standard">
      <style:text-properties fo:font-weight="bold" officeooo:rsid="02617922" officeooo:paragraph-rsid="02617922" style:font-weight-asian="bold" style:font-weight-complex="bold"/>
    </style:style>
    <style:style style:name="P31" style:family="paragraph" style:parent-style-name="Standard">
      <style:text-properties officeooo:paragraph-rsid="004761e2"/>
    </style:style>
    <style:style style:name="P32" style:family="paragraph" style:parent-style-name="Standard">
      <style:paragraph-properties fo:text-align="center" style:justify-single-word="false"/>
      <style:text-properties fo:font-size="20pt" fo:language="fr" fo:country="FR" officeooo:rsid="004e545f" officeooo:paragraph-rsid="004e545f" style:font-size-asian="20pt" style:font-size-complex="20pt"/>
    </style:style>
    <style:style style:name="P33" style:family="paragraph" style:parent-style-name="Standard">
      <style:text-properties officeooo:paragraph-rsid="0050cb9f"/>
    </style:style>
    <style:style style:name="P34" style:family="paragraph" style:parent-style-name="Standard">
      <style:text-properties officeooo:paragraph-rsid="005a2f04"/>
    </style:style>
    <style:style style:name="P35" style:family="paragraph" style:parent-style-name="Standard">
      <style:text-properties officeooo:paragraph-rsid="0067d368"/>
    </style:style>
    <style:style style:name="P36" style:family="paragraph" style:parent-style-name="Standard">
      <style:text-properties officeooo:paragraph-rsid="004f98e1"/>
    </style:style>
    <style:style style:name="P37" style:family="paragraph" style:parent-style-name="Standard">
      <style:text-properties style:font-name="Liberation Serif1" fo:font-size="15pt" fo:language="fr" fo:country="FR" fo:font-weight="normal" officeooo:rsid="00eec10e" officeooo:paragraph-rsid="0084d05f" style:font-name-asian="Liberation Serif1" style:font-size-asian="15pt" style:font-weight-asian="normal" style:font-name-complex="Liberation Serif1" style:font-size-complex="15pt" style:font-weight-complex="normal"/>
    </style:style>
    <style:style style:name="P38" style:family="paragraph" style:parent-style-name="Standard">
      <style:text-properties style:font-name="Liberation Serif1" fo:font-size="15pt" fo:language="fr" fo:country="FR" fo:font-weight="normal" officeooo:rsid="013918a6" officeooo:paragraph-rsid="01715372" style:font-name-asian="Liberation Serif1" style:font-size-asian="15pt" style:font-weight-asian="normal" style:font-name-complex="Liberation Serif1" style:font-size-complex="15pt" style:font-weight-complex="normal"/>
    </style:style>
    <style:style style:name="P39" style:family="paragraph" style:parent-style-name="Standard">
      <style:text-properties style:font-name="Liberation Serif1" fo:font-size="15pt" fo:language="fr" fo:country="FR" fo:font-weight="normal" officeooo:rsid="0104beb7" officeooo:paragraph-rsid="01715372" style:font-name-asian="Liberation Serif1" style:font-size-asian="15pt" style:font-weight-asian="normal" style:font-name-complex="Liberation Serif1" style:font-size-complex="15pt" style:font-weight-complex="normal"/>
    </style:style>
    <style:style style:name="P40" style:family="paragraph" style:parent-style-name="Standard">
      <style:text-properties officeooo:paragraph-rsid="00deeca1"/>
    </style:style>
    <style:style style:name="P41" style:family="paragraph" style:parent-style-name="Standard">
      <style:text-properties officeooo:paragraph-rsid="00a89265"/>
    </style:style>
    <style:style style:name="P42" style:family="paragraph" style:parent-style-name="Standard">
      <style:text-properties style:font-name="Liberation Serif" fo:font-size="12pt" officeooo:rsid="00878b9c" officeooo:paragraph-rsid="00a247dc" style:font-size-asian="12pt" style:font-size-complex="12pt"/>
    </style:style>
    <style:style style:name="P43" style:family="paragraph" style:parent-style-name="Standard">
      <style:text-properties style:font-name="Liberation Serif" fo:font-size="12pt" officeooo:paragraph-rsid="0088e485" style:font-size-asian="12pt" style:font-size-complex="12pt"/>
    </style:style>
    <style:style style:name="P44" style:family="paragraph" style:parent-style-name="Standard">
      <style:text-properties style:font-name="Liberation Serif" fo:font-size="12pt" officeooo:paragraph-rsid="008b5bdf" style:font-size-asian="12pt" style:font-size-complex="12pt"/>
    </style:style>
    <style:style style:name="P45" style:family="paragraph" style:parent-style-name="Standard">
      <style:text-properties style:font-name="Liberation Serif" fo:font-size="12pt" officeooo:paragraph-rsid="0095ba92" style:font-size-asian="12pt" style:font-size-complex="12pt"/>
    </style:style>
    <style:style style:name="P46" style:family="paragraph" style:parent-style-name="Standard">
      <style:text-properties style:font-name="Liberation Serif" fo:font-size="12pt" officeooo:rsid="00aaf562" officeooo:paragraph-rsid="0095ba92" style:font-size-asian="12pt" style:font-size-complex="12pt"/>
    </style:style>
    <style:style style:name="P47" style:family="paragraph" style:parent-style-name="Standard">
      <style:text-properties style:font-name="Liberation Serif" fo:font-size="12pt" officeooo:paragraph-rsid="00b02435" style:font-size-asian="12pt" style:font-size-complex="12pt"/>
    </style:style>
    <style:style style:name="P48" style:family="paragraph" style:parent-style-name="Standard">
      <style:text-properties style:font-name="Liberation Serif" fo:font-size="12pt" officeooo:paragraph-rsid="00b62ef6" style:font-size-asian="12pt" style:font-size-complex="12pt"/>
    </style:style>
    <style:style style:name="P49" style:family="paragraph" style:parent-style-name="Standard">
      <style:text-properties style:font-name="Liberation Serif" fo:font-size="12pt" officeooo:rsid="00a314c3" officeooo:paragraph-rsid="00a314c3" style:font-size-asian="12pt" style:font-size-complex="12pt"/>
    </style:style>
    <style:style style:name="P50" style:family="paragraph" style:parent-style-name="Standard">
      <style:text-properties style:font-name="Liberation Serif" fo:font-size="12pt" officeooo:rsid="019a4806" officeooo:paragraph-rsid="019a4806" style:font-size-asian="12pt" style:font-size-complex="12pt"/>
    </style:style>
    <style:style style:name="P51" style:family="paragraph" style:parent-style-name="Standard">
      <style:text-properties style:font-name="Liberation Serif" fo:font-size="12pt" officeooo:paragraph-rsid="01ad3389" style:font-size-asian="12pt" style:font-size-complex="12pt"/>
    </style:style>
    <style:style style:name="P52" style:family="paragraph" style:parent-style-name="Standard">
      <style:text-properties style:font-name="Liberation Serif" fo:font-size="12pt" officeooo:paragraph-rsid="01a14b29" style:font-size-asian="12pt" style:font-size-complex="12pt"/>
    </style:style>
    <style:style style:name="P53" style:family="paragraph" style:parent-style-name="Standard">
      <style:text-properties style:font-name="Liberation Serif" fo:font-size="12pt" officeooo:rsid="01a7c431" officeooo:paragraph-rsid="01ad7fd2" style:font-size-asian="12pt" style:font-size-complex="12pt"/>
    </style:style>
    <style:style style:name="P54" style:family="paragraph" style:parent-style-name="Standard">
      <style:text-properties style:font-name="Liberation Serif" fo:font-size="12pt" officeooo:paragraph-rsid="01a94140" style:font-size-asian="12pt" style:font-size-complex="12pt"/>
    </style:style>
    <style:style style:name="P55" style:family="paragraph" style:parent-style-name="Standard">
      <style:text-properties style:font-name="Liberation Serif" fo:font-size="12pt" officeooo:paragraph-rsid="01aac551" style:font-size-asian="12pt" style:font-size-complex="12pt"/>
    </style:style>
    <style:style style:name="P56" style:family="paragraph" style:parent-style-name="Standard">
      <style:text-properties style:font-name="Liberation Serif" fo:font-size="12pt" officeooo:paragraph-rsid="01ae7216" style:font-size-asian="12pt" style:font-size-complex="12pt"/>
    </style:style>
    <style:style style:name="P57" style:family="paragraph" style:parent-style-name="Standard">
      <style:text-properties style:font-name="Liberation Serif" fo:font-size="12pt" officeooo:paragraph-rsid="01b9db55" style:font-size-asian="12pt" style:font-size-complex="12pt"/>
    </style:style>
    <style:style style:name="P58" style:family="paragraph" style:parent-style-name="Standard">
      <style:text-properties style:font-name="Liberation Serif" fo:font-size="12pt" officeooo:rsid="01dc1e2d" officeooo:paragraph-rsid="02857aa7" style:font-size-asian="12pt" style:font-size-complex="12pt"/>
    </style:style>
    <style:style style:name="P59" style:family="paragraph" style:parent-style-name="Standard">
      <style:text-properties style:font-name="Liberation Serif" fo:font-size="12pt" officeooo:rsid="019db9f0" officeooo:paragraph-rsid="01ad3389" style:font-size-asian="12pt" style:font-size-complex="12pt"/>
    </style:style>
    <style:style style:name="P60" style:family="paragraph" style:parent-style-name="Standard">
      <style:text-properties style:font-name="Liberation Serif" fo:font-size="12pt" fo:font-weight="bold" officeooo:rsid="00aaf562" officeooo:paragraph-rsid="00aaf562" style:font-size-asian="12pt" style:font-weight-asian="bold" style:font-size-complex="12pt" style:font-weight-complex="bold"/>
    </style:style>
    <style:style style:name="P61" style:family="paragraph" style:parent-style-name="Standard">
      <style:text-properties style:font-name="Liberation Serif" fo:font-size="12pt" fo:font-weight="bold" officeooo:paragraph-rsid="00a247dc" style:font-size-asian="12pt" style:font-weight-asian="bold" style:font-size-complex="12pt" style:font-weight-complex="bold"/>
    </style:style>
    <style:style style:name="P62" style:family="paragraph" style:parent-style-name="Standard">
      <style:text-properties style:font-name="Liberation Serif" fo:font-size="12pt" fo:language="fr" fo:country="FR" fo:font-weight="normal" officeooo:rsid="008a274e" officeooo:paragraph-rsid="00e75ee6" style:font-name-asian="Liberation Serif1" style:font-size-asian="12pt" style:font-weight-asian="normal" style:font-name-complex="Liberation Serif1" style:font-size-complex="12pt" style:font-weight-complex="normal"/>
    </style:style>
    <style:style style:name="P63" style:family="paragraph" style:parent-style-name="Standard">
      <style:text-properties style:font-name="Liberation Serif" officeooo:rsid="00a314c3" officeooo:paragraph-rsid="00a314c3"/>
    </style:style>
    <style:style style:name="P64" style:family="paragraph" style:parent-style-name="Standard">
      <style:text-properties style:font-name="Liberation Serif" officeooo:paragraph-rsid="00a89265"/>
    </style:style>
    <style:style style:name="P65" style:family="paragraph" style:parent-style-name="Standard">
      <style:text-properties style:font-name="Liberation Serif" officeooo:rsid="00e340b5" officeooo:paragraph-rsid="00ed9ac1"/>
    </style:style>
    <style:style style:name="P66" style:family="paragraph" style:parent-style-name="Standard">
      <style:text-properties style:font-name="Liberation Serif" fo:font-weight="bold" officeooo:rsid="00e340b5" officeooo:paragraph-rsid="00ed9ac1" style:font-weight-asian="bold" style:font-weight-complex="bold"/>
    </style:style>
    <style:style style:name="P67" style:family="paragraph" style:parent-style-name="Standard">
      <style:text-properties style:font-name="Liberation Serif" fo:font-size="15pt" officeooo:rsid="010e690c" officeooo:paragraph-rsid="010e690c" style:font-size-asian="15pt" style:font-size-complex="15pt"/>
    </style:style>
    <style:style style:name="P68" style:family="paragraph" style:parent-style-name="Standard">
      <style:text-properties style:font-name="Liberation Serif" officeooo:rsid="00ec3d84" officeooo:paragraph-rsid="010e690c"/>
    </style:style>
    <style:style style:name="P69" style:family="paragraph" style:parent-style-name="Standard">
      <style:text-properties style:font-name="Liberation Serif" officeooo:rsid="011a039e" officeooo:paragraph-rsid="011675f3"/>
    </style:style>
    <style:style style:name="P70" style:family="paragraph" style:parent-style-name="Standard">
      <style:text-properties style:font-name="Liberation Serif" officeooo:rsid="011cb5ca" officeooo:paragraph-rsid="011cb5ca"/>
    </style:style>
    <style:style style:name="P71" style:family="paragraph" style:parent-style-name="Standard">
      <style:text-properties style:font-name="Liberation Serif" officeooo:rsid="0132bceb" officeooo:paragraph-rsid="0129adb1"/>
    </style:style>
    <style:style style:name="P72" style:family="paragraph" style:parent-style-name="Standard">
      <style:paragraph-properties fo:text-align="start" style:justify-single-word="false">
        <style:tab-stops/>
      </style:paragraph-properties>
      <style:text-properties style:font-name="Liberation Serif" officeooo:rsid="0132bceb"/>
    </style:style>
    <style:style style:name="P73" style:family="paragraph" style:parent-style-name="Standard">
      <style:text-properties style:font-name="Liberation Serif" officeooo:rsid="02617922" officeooo:paragraph-rsid="02617922"/>
    </style:style>
    <style:style style:name="P74" style:family="paragraph" style:parent-style-name="Standard">
      <style:text-properties style:font-name="Liberation Serif" officeooo:rsid="0174d661" officeooo:paragraph-rsid="0174d661"/>
    </style:style>
    <style:style style:name="P75" style:family="paragraph" style:parent-style-name="Standard">
      <style:text-properties style:font-name="Liberation Serif" officeooo:rsid="01e4fb6d" officeooo:paragraph-rsid="01e4fb6d"/>
    </style:style>
    <style:style style:name="P76" style:family="paragraph" style:parent-style-name="Standard">
      <style:paragraph-properties fo:text-align="start" style:justify-single-word="false">
        <style:tab-stops/>
      </style:paragraph-properties>
      <style:text-properties style:font-name="Liberation Serif"/>
    </style:style>
    <style:style style:name="P77" style:family="paragraph" style:parent-style-name="Standard">
      <style:text-properties officeooo:paragraph-rsid="00a314c3"/>
    </style:style>
    <style:style style:name="P78" style:family="paragraph" style:parent-style-name="Standard">
      <style:text-properties officeooo:paragraph-rsid="00ed9ac1"/>
    </style:style>
    <style:style style:name="P79" style:family="paragraph" style:parent-style-name="Standard">
      <style:text-properties officeooo:paragraph-rsid="00f325b7"/>
    </style:style>
    <style:style style:name="P80" style:family="paragraph" style:parent-style-name="Standard">
      <style:text-properties officeooo:paragraph-rsid="0095ba92"/>
    </style:style>
    <style:style style:name="P81" style:family="paragraph" style:parent-style-name="Standard">
      <style:text-properties officeooo:paragraph-rsid="011675f3"/>
    </style:style>
    <style:style style:name="P82" style:family="paragraph" style:parent-style-name="Standard">
      <style:text-properties officeooo:paragraph-rsid="0129adb1"/>
    </style:style>
    <style:style style:name="P83" style:family="paragraph" style:parent-style-name="Standard">
      <style:text-properties officeooo:paragraph-rsid="0019b4c2"/>
    </style:style>
    <style:style style:name="P84" style:family="paragraph" style:parent-style-name="Standard">
      <style:text-properties officeooo:paragraph-rsid="01501b05"/>
    </style:style>
    <style:style style:name="P85" style:family="paragraph" style:parent-style-name="Standard">
      <style:text-properties officeooo:paragraph-rsid="016b9ca3"/>
    </style:style>
    <style:style style:name="P86" style:family="paragraph" style:parent-style-name="Standard">
      <style:text-properties officeooo:paragraph-rsid="007f305a"/>
    </style:style>
    <style:style style:name="P87" style:family="paragraph" style:parent-style-name="Standard">
      <style:text-properties officeooo:paragraph-rsid="016faace"/>
    </style:style>
    <style:style style:name="P88" style:family="paragraph" style:parent-style-name="Standard">
      <style:paragraph-properties fo:text-align="start" style:justify-single-word="false">
        <style:tab-stops/>
      </style:paragraph-properties>
    </style:style>
    <style:style style:name="P89" style:family="paragraph" style:parent-style-name="Standard">
      <style:paragraph-properties fo:text-align="end" style:justify-single-word="false">
        <style:tab-stops/>
      </style:paragraph-properties>
    </style:style>
    <style:style style:name="P90" style:family="paragraph" style:parent-style-name="Standard">
      <style:text-properties officeooo:rsid="01785492" officeooo:paragraph-rsid="01785492"/>
    </style:style>
    <style:style style:name="P91" style:family="paragraph" style:parent-style-name="Standard">
      <style:text-properties officeooo:paragraph-rsid="017bdaed"/>
    </style:style>
    <style:style style:name="P92" style:family="paragraph" style:parent-style-name="Standard">
      <style:text-properties officeooo:paragraph-rsid="017cdb21"/>
    </style:style>
    <style:style style:name="P93" style:family="paragraph" style:parent-style-name="Standard">
      <style:text-properties officeooo:paragraph-rsid="0188e224"/>
    </style:style>
    <style:style style:name="P94" style:family="paragraph" style:parent-style-name="Standard">
      <style:text-properties officeooo:paragraph-rsid="0183e9ab"/>
    </style:style>
    <style:style style:name="P95" style:family="paragraph" style:parent-style-name="Standard">
      <style:text-properties officeooo:rsid="01947dbf" officeooo:paragraph-rsid="01947dbf"/>
    </style:style>
    <style:style style:name="P96" style:family="paragraph" style:parent-style-name="Standard">
      <style:text-properties officeooo:paragraph-rsid="01ae7216"/>
    </style:style>
    <style:style style:name="P97" style:family="paragraph" style:parent-style-name="Standard">
      <style:text-properties officeooo:paragraph-rsid="01b35b61"/>
    </style:style>
    <style:style style:name="P98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/>
    </style:style>
    <style:style style:name="P99" style:family="paragraph" style:parent-style-name="Standard">
      <style:paragraph-properties fo:text-align="end" style:justify-single-word="false">
        <style:tab-stops/>
      </style:paragraph-properties>
      <style:text-properties fo:color="#000000" loext:opacity="100%"/>
    </style:style>
    <style:style style:name="P100" style:family="paragraph" style:parent-style-name="Standard">
      <style:text-properties fo:color="#000000" loext:opacity="100%" style:font-name="Liberation Serif" fo:font-size="12pt" officeooo:paragraph-rsid="01c32120" style:font-size-asian="12pt" style:font-size-complex="12pt"/>
    </style:style>
    <style:style style:name="P101" style:family="paragraph" style:parent-style-name="Standard">
      <style:text-properties fo:color="#000000" loext:opacity="100%" officeooo:paragraph-rsid="01c5d748"/>
    </style:style>
    <style:style style:name="P102" style:family="paragraph" style:parent-style-name="Standard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360ed" style:font-size-asian="12pt" style:font-style-asian="normal" style:font-weight-asian="normal" style:font-size-complex="12pt" style:text-emphasize="none"/>
    </style:style>
    <style:style style:name="P103" style:family="paragraph" style:parent-style-name="Standard">
      <style:text-properties officeooo:paragraph-rsid="01c7c2a6"/>
    </style:style>
    <style:style style:name="P104" style:family="paragraph" style:parent-style-name="Standard">
      <style:text-properties officeooo:rsid="01dc1e2d" officeooo:paragraph-rsid="01dd6a3f"/>
    </style:style>
    <style:style style:name="P105" style:family="paragraph" style:parent-style-name="Standard">
      <style:text-properties officeooo:rsid="01e4b825" officeooo:paragraph-rsid="01e4b825"/>
    </style:style>
    <style:style style:name="P106" style:family="paragraph" style:parent-style-name="Standard">
      <style:text-properties officeooo:paragraph-rsid="0023fc06"/>
    </style:style>
    <style:style style:name="P107" style:family="paragraph" style:parent-style-name="Standard">
      <style:text-properties officeooo:paragraph-rsid="01f71e30"/>
    </style:style>
    <style:style style:name="P108" style:family="paragraph" style:parent-style-name="Standard">
      <style:text-properties officeooo:paragraph-rsid="01fc9225"/>
    </style:style>
    <style:style style:name="P109" style:family="paragraph" style:parent-style-name="Standard">
      <style:text-properties officeooo:paragraph-rsid="015fd202"/>
    </style:style>
    <style:style style:name="P110" style:family="paragraph" style:parent-style-name="Standard">
      <style:text-properties officeooo:rsid="0208a08e" officeooo:paragraph-rsid="0208a08e"/>
    </style:style>
    <style:style style:name="P111" style:family="paragraph" style:parent-style-name="Standard">
      <style:text-properties officeooo:paragraph-rsid="0211e6f7"/>
    </style:style>
    <style:style style:name="P112" style:family="paragraph" style:parent-style-name="Standard">
      <style:text-properties officeooo:paragraph-rsid="021509f9"/>
    </style:style>
    <style:style style:name="P113" style:family="paragraph" style:parent-style-name="Standard">
      <style:text-properties officeooo:paragraph-rsid="008b5bdf"/>
    </style:style>
    <style:style style:name="P114" style:family="paragraph" style:parent-style-name="Standard">
      <style:text-properties officeooo:paragraph-rsid="00b02435"/>
    </style:style>
    <style:style style:name="P115" style:family="paragraph" style:parent-style-name="Standard">
      <style:text-properties officeooo:paragraph-rsid="00a3e65a"/>
    </style:style>
    <style:style style:name="P116" style:family="paragraph" style:parent-style-name="Standard">
      <style:text-properties officeooo:paragraph-rsid="0258b79b"/>
    </style:style>
    <style:style style:name="P117" style:family="paragraph" style:parent-style-name="Standard">
      <style:text-properties officeooo:paragraph-rsid="0261d66b"/>
    </style:style>
    <style:style style:name="P118" style:family="paragraph" style:parent-style-name="Standard">
      <style:text-properties officeooo:paragraph-rsid="01dc1e2d"/>
    </style:style>
    <style:style style:name="P119" style:family="paragraph" style:parent-style-name="Standard">
      <style:text-properties officeooo:rsid="027f3cfb" officeooo:paragraph-rsid="027f3cfb"/>
    </style:style>
    <style:style style:name="P120" style:family="paragraph" style:parent-style-name="Standard">
      <style:text-properties officeooo:paragraph-rsid="02857aa7"/>
    </style:style>
    <style:style style:name="P121" style:family="paragraph" style:parent-style-name="Standard">
      <style:text-properties fo:font-size="15pt" fo:language="fr" fo:country="FR" officeooo:rsid="007f305a" officeooo:paragraph-rsid="016faace" style:font-size-asian="15pt" style:font-size-complex="15pt"/>
    </style:style>
    <style:style style:name="P122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ae7216" style:font-size-asian="12pt" style:font-style-asian="normal" style:font-weight-asian="normal" style:font-size-complex="12pt" style:text-emphasize="none"/>
    </style:style>
    <style:style style:name="P123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aac551" style:font-size-asian="12pt" style:font-style-asian="normal" style:font-weight-asian="normal" style:font-size-complex="12pt" style:text-emphasize="none"/>
    </style:style>
    <style:style style:name="P124" style:family="paragraph" style:parent-style-name="Standard">
      <style:text-properties fo:color="#666666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360ed" officeooo:paragraph-rsid="01b9db55" style:font-size-asian="12pt" style:font-style-asian="normal" style:font-weight-asian="normal" style:font-size-complex="12pt" style:text-emphasize="none"/>
    </style:style>
    <style:style style:name="P125" style:family="paragraph" style:parent-style-name="Standard">
      <style:text-properties officeooo:paragraph-rsid="01715372"/>
    </style:style>
    <style:style style:name="P126" style:family="paragraph" style:parent-style-name="Standard">
      <style:paragraph-properties fo:text-align="start" style:justify-single-word="false"/>
      <style:text-properties fo:color="#808080" loext:opacity="100%" fo:font-style="italic" officeooo:rsid="028fbcc1" officeooo:paragraph-rsid="028fbcc1" style:font-style-asian="italic" style:font-style-complex="italic"/>
    </style:style>
    <style:style style:name="P127" style:family="paragraph" style:parent-style-name="Standard">
      <style:paragraph-properties fo:text-align="start" style:justify-single-word="false"/>
      <style:text-properties fo:color="#808080" loext:opacity="100%" fo:font-style="italic" officeooo:rsid="0290742b" officeooo:paragraph-rsid="0290742b" style:font-style-asian="italic" style:font-style-complex="italic"/>
    </style:style>
    <style:style style:name="P128" style:family="paragraph" style:parent-style-name="Standard">
      <style:paragraph-properties fo:text-align="start" style:justify-single-word="false"/>
      <style:text-properties fo:color="#808080" loext:opacity="100%" fo:font-size="10pt" fo:language="fr" fo:country="FR" fo:font-style="italic" officeooo:rsid="028fbcc1" officeooo:paragraph-rsid="028fbcc1" style:font-size-asian="8.75pt" style:font-style-asian="italic" style:font-size-complex="10pt" style:font-style-complex="italic"/>
    </style:style>
    <style:style style:name="P129" style:family="paragraph" style:parent-style-name="Standard">
      <style:paragraph-properties fo:break-before="page"/>
      <style:text-properties officeooo:rsid="0174d661" officeooo:paragraph-rsid="0174d661"/>
    </style:style>
    <style:style style:name="P130" style:family="paragraph" style:parent-style-name="Standard">
      <style:paragraph-properties fo:break-before="page"/>
      <style:text-properties officeooo:paragraph-rsid="01d92685"/>
    </style:style>
    <style:style style:name="P131" style:family="paragraph" style:parent-style-name="Standard">
      <style:text-properties fo:color="#c9211e" loext:opacity="100%" style:font-name="Liberation Serif" fo:font-size="12pt" fo:language="fr" fo:country="FR" fo:font-weight="normal" officeooo:rsid="009fb762" officeooo:paragraph-rsid="0084d05f" style:font-name-asian="Liberation Serif1" style:font-size-asian="12pt" style:font-weight-asian="normal" style:font-name-complex="Liberation Serif1" style:font-size-complex="12pt" style:font-weight-complex="normal"/>
    </style:style>
    <style:style style:name="P132" style:family="paragraph" style:parent-style-name="Standard">
      <style:text-properties style:font-name="Liberation Serif" fo:font-size="12pt" officeooo:paragraph-rsid="02860d78" style:font-size-asian="12pt" style:font-size-complex="12pt"/>
    </style:style>
    <style:style style:name="P133" style:family="paragraph" style:parent-style-name="Standard">
      <style:text-properties style:font-name="Liberation Serif" fo:font-size="12pt" officeooo:rsid="029ddc17" officeooo:paragraph-rsid="029ddc17" style:font-size-asian="12pt" style:font-size-complex="12pt"/>
    </style:style>
    <style:style style:name="P134" style:family="paragraph" style:parent-style-name="Standard">
      <style:text-properties style:font-name="Liberation Serif" fo:font-size="12pt" officeooo:rsid="01dc1e2d" officeooo:paragraph-rsid="029f5fd3" style:font-size-asian="12pt" style:font-size-complex="12pt"/>
    </style:style>
    <style:style style:name="P135" style:family="paragraph" style:parent-style-name="Standard">
      <style:paragraph-properties fo:text-align="start" style:justify-single-word="false">
        <style:tab-stops/>
      </style:paragraph-properties>
    </style:style>
    <style:style style:name="P136" style:family="paragraph" style:parent-style-name="Standard">
      <style:paragraph-properties fo:text-align="end" style:justify-single-word="false">
        <style:tab-stops/>
      </style:paragraph-properties>
    </style:style>
    <style:style style:name="T1" style:family="text">
      <style:text-properties fo:language="fr" fo:country="FR"/>
    </style:style>
    <style:style style:name="T2" style:family="text">
      <style:text-properties fo:language="fr" fo:country="FR" officeooo:rsid="002a3f60"/>
    </style:style>
    <style:style style:name="T3" style:family="text">
      <style:text-properties fo:language="fr" fo:country="FR" officeooo:rsid="002bc461"/>
    </style:style>
    <style:style style:name="T4" style:family="text">
      <style:text-properties fo:language="fr" fo:country="FR" officeooo:rsid="002d078a"/>
    </style:style>
    <style:style style:name="T5" style:family="text">
      <style:text-properties fo:language="fr" fo:country="FR" officeooo:rsid="002dbf5a"/>
    </style:style>
    <style:style style:name="T6" style:family="text">
      <style:text-properties fo:language="fr" fo:country="FR" fo:font-weight="bold" officeooo:rsid="002bc461" style:font-weight-asian="bold" style:font-weight-complex="bold"/>
    </style:style>
    <style:style style:name="T7" style:family="text">
      <style:text-properties fo:language="fr" fo:country="FR" fo:font-weight="bold" officeooo:rsid="002f185a" style:font-weight-asian="bold" style:font-weight-complex="bold"/>
    </style:style>
    <style:style style:name="T8" style:family="text">
      <style:text-properties fo:language="fr" fo:country="FR" fo:font-weight="bold" officeooo:rsid="0030de6d" style:font-weight-asian="bold" style:font-weight-complex="bold"/>
    </style:style>
    <style:style style:name="T9" style:family="text">
      <style:text-properties fo:language="fr" fo:country="FR" fo:font-weight="bold" officeooo:rsid="0049d2c1" style:font-weight-asian="bold" style:font-weight-complex="bold"/>
    </style:style>
    <style:style style:name="T10" style:family="text">
      <style:text-properties fo:language="fr" fo:country="FR" fo:font-weight="bold" officeooo:rsid="004b6047" style:font-weight-asian="bold" style:font-weight-complex="bold"/>
    </style:style>
    <style:style style:name="T11" style:family="text">
      <style:text-properties fo:language="fr" fo:country="FR" fo:font-weight="bold" officeooo:rsid="0067d368" style:font-weight-asian="bold" style:font-weight-complex="bold"/>
    </style:style>
    <style:style style:name="T12" style:family="text">
      <style:text-properties fo:language="fr" fo:country="FR" fo:font-weight="bold" officeooo:rsid="007f305a" style:font-weight-asian="bold" style:font-weight-complex="bold"/>
    </style:style>
    <style:style style:name="T13" style:family="text">
      <style:text-properties fo:language="fr" fo:country="FR" fo:font-weight="bold" officeooo:rsid="004c7862" style:font-weight-asian="bold" style:font-weight-complex="bold"/>
    </style:style>
    <style:style style:name="T14" style:family="text">
      <style:text-properties fo:language="fr" fo:country="FR" fo:font-weight="bold" officeooo:rsid="01649420" style:font-weight-asian="bold" style:font-weight-complex="bold"/>
    </style:style>
    <style:style style:name="T15" style:family="text">
      <style:text-properties fo:language="fr" fo:country="FR" fo:font-weight="bold" officeooo:rsid="002a3f60" style:font-weight-asian="bold" style:font-weight-complex="bold"/>
    </style:style>
    <style:style style:name="T16" style:family="text">
      <style:text-properties fo:language="fr" fo:country="FR" fo:font-weight="bold" officeooo:rsid="00485943" style:font-weight-asian="bold" style:font-weight-complex="bold"/>
    </style:style>
    <style:style style:name="T17" style:family="text">
      <style:text-properties fo:language="fr" fo:country="FR" fo:font-weight="bold" officeooo:rsid="02136d8e" style:font-weight-asian="bold" style:font-weight-complex="bold"/>
    </style:style>
    <style:style style:name="T18" style:family="text">
      <style:text-properties fo:language="fr" fo:country="FR" officeooo:rsid="002f2b68"/>
    </style:style>
    <style:style style:name="T19" style:family="text">
      <style:text-properties fo:language="fr" fo:country="FR" officeooo:rsid="0030de6d"/>
    </style:style>
    <style:style style:name="T20" style:family="text">
      <style:text-properties fo:language="fr" fo:country="FR" officeooo:rsid="00341794"/>
    </style:style>
    <style:style style:name="T21" style:family="text">
      <style:text-properties fo:language="fr" fo:country="FR" fo:font-weight="normal" officeooo:rsid="004c7862" style:font-weight-asian="normal" style:font-weight-complex="normal"/>
    </style:style>
    <style:style style:name="T22" style:family="text">
      <style:text-properties fo:language="fr" fo:country="FR" fo:font-weight="normal" officeooo:rsid="004b6047" style:font-weight-asian="normal" style:font-weight-complex="normal"/>
    </style:style>
    <style:style style:name="T23" style:family="text">
      <style:text-properties fo:language="fr" fo:country="FR" fo:font-weight="normal" officeooo:rsid="004ce13a" style:font-weight-asian="normal" style:font-weight-complex="normal"/>
    </style:style>
    <style:style style:name="T24" style:family="text">
      <style:text-properties fo:language="fr" fo:country="FR" fo:font-weight="normal" officeooo:rsid="013ee351" style:font-weight-asian="normal" style:font-weight-complex="normal"/>
    </style:style>
    <style:style style:name="T25" style:family="text">
      <style:text-properties fo:language="fr" fo:country="FR" fo:font-weight="normal" officeooo:rsid="020edd39" style:font-weight-asian="normal" style:font-weight-complex="normal"/>
    </style:style>
    <style:style style:name="T26" style:family="text">
      <style:text-properties fo:language="fr" fo:country="FR" fo:font-weight="normal" officeooo:rsid="002f2b68" style:font-weight-asian="normal" style:font-weight-complex="normal"/>
    </style:style>
    <style:style style:name="T27" style:family="text">
      <style:text-properties fo:language="fr" fo:country="FR" fo:font-weight="normal" officeooo:rsid="021509f9" style:font-weight-asian="normal" style:font-weight-complex="normal"/>
    </style:style>
    <style:style style:name="T28" style:family="text">
      <style:text-properties fo:language="fr" fo:country="FR" fo:font-weight="normal" officeooo:rsid="0023fc06" style:font-weight-asian="normal" style:font-weight-complex="normal"/>
    </style:style>
    <style:style style:name="T29" style:family="text">
      <style:text-properties fo:language="fr" fo:country="FR" fo:font-weight="normal" officeooo:rsid="01f71e30" style:font-weight-asian="normal" style:font-weight-complex="normal"/>
    </style:style>
    <style:style style:name="T30" style:family="text">
      <style:text-properties fo:language="fr" fo:country="FR" officeooo:rsid="0050cb9f"/>
    </style:style>
    <style:style style:name="T31" style:family="text">
      <style:text-properties fo:language="fr" fo:country="FR" officeooo:rsid="00510ac1"/>
    </style:style>
    <style:style style:name="T32" style:family="text">
      <style:text-properties fo:language="fr" fo:country="FR" officeooo:rsid="00527eb9"/>
    </style:style>
    <style:style style:name="T33" style:family="text">
      <style:text-properties fo:language="fr" fo:country="FR" officeooo:rsid="00536983"/>
    </style:style>
    <style:style style:name="T34" style:family="text">
      <style:text-properties fo:language="fr" fo:country="FR" officeooo:rsid="00541d30"/>
    </style:style>
    <style:style style:name="T35" style:family="text">
      <style:text-properties fo:language="fr" fo:country="FR" officeooo:rsid="0054f1be"/>
    </style:style>
    <style:style style:name="T36" style:family="text">
      <style:text-properties fo:language="fr" fo:country="FR" officeooo:rsid="005617c9"/>
    </style:style>
    <style:style style:name="T37" style:family="text">
      <style:text-properties fo:language="fr" fo:country="FR" officeooo:rsid="00569196"/>
    </style:style>
    <style:style style:name="T38" style:family="text">
      <style:text-properties fo:language="fr" fo:country="FR" officeooo:rsid="00583bb2"/>
    </style:style>
    <style:style style:name="T39" style:family="text">
      <style:text-properties fo:language="fr" fo:country="FR" officeooo:rsid="00626003"/>
    </style:style>
    <style:style style:name="T40" style:family="text">
      <style:text-properties fo:language="fr" fo:country="FR" officeooo:rsid="00641a43"/>
    </style:style>
    <style:style style:name="T41" style:family="text">
      <style:text-properties fo:language="fr" fo:country="FR" officeooo:rsid="00642026"/>
    </style:style>
    <style:style style:name="T42" style:family="text">
      <style:text-properties fo:language="fr" fo:country="FR" officeooo:rsid="006520c9"/>
    </style:style>
    <style:style style:name="T43" style:family="text">
      <style:text-properties fo:language="fr" fo:country="FR" officeooo:rsid="0067d368"/>
    </style:style>
    <style:style style:name="T44" style:family="text">
      <style:text-properties fo:language="fr" fo:country="FR" officeooo:rsid="006a9e6b"/>
    </style:style>
    <style:style style:name="T45" style:family="text">
      <style:text-properties fo:language="fr" fo:country="FR" officeooo:rsid="007f305a"/>
    </style:style>
    <style:style style:name="T46" style:family="text">
      <style:text-properties fo:language="fr" fo:country="FR" officeooo:rsid="00c117d2"/>
    </style:style>
    <style:style style:name="T47" style:family="text">
      <style:text-properties fo:language="fr" fo:country="FR" officeooo:rsid="0019b4c2"/>
    </style:style>
    <style:style style:name="T48" style:family="text">
      <style:text-properties fo:language="fr" fo:country="FR" officeooo:rsid="014297d6"/>
    </style:style>
    <style:style style:name="T49" style:family="text">
      <style:text-properties fo:language="fr" fo:country="FR" officeooo:rsid="01445fbc"/>
    </style:style>
    <style:style style:name="T50" style:family="text">
      <style:text-properties fo:language="fr" fo:country="FR" officeooo:rsid="01446ac8"/>
    </style:style>
    <style:style style:name="T51" style:family="text">
      <style:text-properties fo:language="fr" fo:country="FR" officeooo:rsid="0147ccd1"/>
    </style:style>
    <style:style style:name="T52" style:family="text">
      <style:text-properties fo:language="fr" fo:country="FR" officeooo:rsid="014b4051"/>
    </style:style>
    <style:style style:name="T53" style:family="text">
      <style:text-properties fo:language="fr" fo:country="FR" officeooo:rsid="014c50b9"/>
    </style:style>
    <style:style style:name="T54" style:family="text">
      <style:text-properties fo:language="fr" fo:country="FR" officeooo:rsid="014e8ffc"/>
    </style:style>
    <style:style style:name="T55" style:family="text">
      <style:text-properties fo:language="fr" fo:country="FR" officeooo:rsid="014ff143"/>
    </style:style>
    <style:style style:name="T56" style:family="text">
      <style:text-properties fo:language="fr" fo:country="FR" officeooo:rsid="01501b05"/>
    </style:style>
    <style:style style:name="T57" style:family="text">
      <style:text-properties fo:language="fr" fo:country="FR" officeooo:rsid="00c34ac7"/>
    </style:style>
    <style:style style:name="T58" style:family="text">
      <style:text-properties fo:language="fr" fo:country="FR" officeooo:rsid="0136bd6a"/>
    </style:style>
    <style:style style:name="T59" style:family="text">
      <style:text-properties fo:language="fr" fo:country="FR" officeooo:rsid="0150705d"/>
    </style:style>
    <style:style style:name="T60" style:family="text">
      <style:text-properties fo:language="fr" fo:country="FR" officeooo:rsid="0153d98d"/>
    </style:style>
    <style:style style:name="T61" style:family="text">
      <style:text-properties fo:language="fr" fo:country="FR" officeooo:rsid="01558318"/>
    </style:style>
    <style:style style:name="T62" style:family="text">
      <style:text-properties fo:language="fr" fo:country="FR" officeooo:rsid="0155e83f"/>
    </style:style>
    <style:style style:name="T63" style:family="text">
      <style:text-properties fo:language="fr" fo:country="FR" officeooo:rsid="015aa428"/>
    </style:style>
    <style:style style:name="T64" style:family="text">
      <style:text-properties fo:language="fr" fo:country="FR" officeooo:rsid="0023fd72"/>
    </style:style>
    <style:style style:name="T65" style:family="text">
      <style:text-properties fo:language="fr" fo:country="FR" officeooo:rsid="002115e3"/>
    </style:style>
    <style:style style:name="T66" style:family="text">
      <style:text-properties fo:language="fr" fo:country="FR" officeooo:rsid="001b3ecb"/>
    </style:style>
    <style:style style:name="T67" style:family="text">
      <style:text-properties fo:language="fr" fo:country="FR" officeooo:rsid="001bae05"/>
    </style:style>
    <style:style style:name="T68" style:family="text">
      <style:text-properties fo:language="fr" fo:country="FR" officeooo:rsid="015cecf0"/>
    </style:style>
    <style:style style:name="T69" style:family="text">
      <style:text-properties fo:language="fr" fo:country="FR" officeooo:rsid="01649420"/>
    </style:style>
    <style:style style:name="T70" style:family="text">
      <style:text-properties fo:language="fr" fo:country="FR" officeooo:rsid="016b2335"/>
    </style:style>
    <style:style style:name="T71" style:family="text">
      <style:text-properties fo:language="fr" fo:country="FR" officeooo:rsid="016c7ca8"/>
    </style:style>
    <style:style style:name="T72" style:family="text">
      <style:text-properties fo:language="fr" fo:country="FR" officeooo:rsid="010bdc05" style:font-name-asian="Liberation Serif1" style:font-name-complex="Liberation Serif1"/>
    </style:style>
    <style:style style:name="T73" style:family="text">
      <style:text-properties fo:language="fr" fo:country="FR" officeooo:rsid="009fb762" style:font-name-asian="Liberation Serif1" style:font-name-complex="Liberation Serif1"/>
    </style:style>
    <style:style style:name="T74" style:family="text">
      <style:text-properties fo:language="fr" fo:country="FR" officeooo:rsid="00a279e7" style:font-name-asian="Liberation Serif1" style:font-name-complex="Liberation Serif1"/>
    </style:style>
    <style:style style:name="T75" style:family="text">
      <style:text-properties fo:language="fr" fo:country="FR" officeooo:rsid="004e545f" style:font-name-asian="Liberation Serif1" style:font-name-complex="Liberation Serif1"/>
    </style:style>
    <style:style style:name="T76" style:family="text">
      <style:text-properties fo:language="fr" fo:country="FR" officeooo:rsid="018abb33"/>
    </style:style>
    <style:style style:name="T77" style:family="text">
      <style:text-properties fo:language="fr" fo:country="FR" officeooo:rsid="01ed5995"/>
    </style:style>
    <style:style style:name="T78" style:family="text">
      <style:text-properties fo:language="fr" fo:country="FR" officeooo:rsid="01eebf7f"/>
    </style:style>
    <style:style style:name="T79" style:family="text">
      <style:text-properties fo:language="fr" fo:country="FR" officeooo:rsid="01ef3757"/>
    </style:style>
    <style:style style:name="T80" style:family="text">
      <style:text-properties fo:language="fr" fo:country="FR" officeooo:rsid="01f03dd0"/>
    </style:style>
    <style:style style:name="T81" style:family="text">
      <style:text-properties fo:language="fr" fo:country="FR" officeooo:rsid="01f2f17e"/>
    </style:style>
    <style:style style:name="T82" style:family="text">
      <style:text-properties fo:language="fr" fo:country="FR" officeooo:rsid="01f3e624"/>
    </style:style>
    <style:style style:name="T83" style:family="text">
      <style:text-properties fo:language="fr" fo:country="FR" officeooo:rsid="01f542ba"/>
    </style:style>
    <style:style style:name="T84" style:family="text">
      <style:text-properties fo:language="fr" fo:country="FR" officeooo:rsid="0023fc06"/>
    </style:style>
    <style:style style:name="T85" style:family="text">
      <style:text-properties fo:language="fr" fo:country="FR" officeooo:rsid="01f71e30"/>
    </style:style>
    <style:style style:name="T86" style:family="text">
      <style:text-properties fo:language="fr" fo:country="FR" officeooo:rsid="01f77379"/>
    </style:style>
    <style:style style:name="T87" style:family="text">
      <style:text-properties fo:language="fr" fo:country="FR" officeooo:rsid="01fa3027"/>
    </style:style>
    <style:style style:name="T88" style:family="text">
      <style:text-properties fo:language="fr" fo:country="FR" officeooo:rsid="01fa80fb"/>
    </style:style>
    <style:style style:name="T89" style:family="text">
      <style:text-properties fo:language="fr" fo:country="FR" officeooo:rsid="015fd202"/>
    </style:style>
    <style:style style:name="T90" style:family="text">
      <style:text-properties fo:language="fr" fo:country="FR" officeooo:rsid="01618083"/>
    </style:style>
    <style:style style:name="T91" style:family="text">
      <style:text-properties fo:language="fr" fo:country="FR" officeooo:rsid="016186b5"/>
    </style:style>
    <style:style style:name="T92" style:family="text">
      <style:text-properties fo:language="fr" fo:country="FR" officeooo:rsid="0161ce60"/>
    </style:style>
    <style:style style:name="T93" style:family="text">
      <style:text-properties fo:language="fr" fo:country="FR" officeooo:rsid="0162be38"/>
    </style:style>
    <style:style style:name="T94" style:family="text">
      <style:text-properties fo:language="fr" fo:country="FR" officeooo:rsid="020698a2"/>
    </style:style>
    <style:style style:name="T95" style:family="text">
      <style:text-properties fo:language="fr" fo:country="FR" officeooo:rsid="020de706"/>
    </style:style>
    <style:style style:name="T96" style:family="text">
      <style:text-properties fo:language="fr" fo:country="FR" officeooo:rsid="0211e6f7"/>
    </style:style>
    <style:style style:name="T97" style:family="text">
      <style:text-properties style:font-name="Liberation Serif1" fo:font-size="15pt" fo:language="fr" fo:country="FR" fo:font-weight="normal" officeooo:rsid="00d2f348" style:font-name-asian="Liberation Serif1" style:font-size-asian="15pt" style:font-weight-asian="normal" style:font-name-complex="Liberation Serif1" style:font-size-complex="15pt" style:font-weight-complex="normal"/>
    </style:style>
    <style:style style:name="T98" style:family="text">
      <style:text-properties style:font-name="Liberation Serif1" fo:font-size="15pt" fo:language="fr" fo:country="FR" fo:font-weight="normal" officeooo:rsid="00cf09c8" style:font-name-asian="Liberation Serif1" style:font-size-asian="15pt" style:font-weight-asian="normal" style:font-name-complex="Liberation Serif1" style:font-size-complex="15pt" style:font-weight-complex="normal"/>
    </style:style>
    <style:style style:name="T99" style:family="text">
      <style:text-properties style:font-name="Liberation Serif1" fo:font-size="15pt" fo:language="fr" fo:country="FR" fo:font-weight="normal" officeooo:rsid="0104beb7" style:font-name-asian="Liberation Serif1" style:font-size-asian="15pt" style:font-weight-asian="normal" style:font-name-complex="Liberation Serif1" style:font-size-complex="15pt" style:font-weight-complex="normal"/>
    </style:style>
    <style:style style:name="T100" style:family="text">
      <style:text-properties officeooo:rsid="007f305a"/>
    </style:style>
    <style:style style:name="T101" style:family="text">
      <style:text-properties officeooo:rsid="009273c6"/>
    </style:style>
    <style:style style:name="T102" style:family="text">
      <style:text-properties officeooo:rsid="0095ba92"/>
    </style:style>
    <style:style style:name="T103" style:family="text">
      <style:text-properties officeooo:rsid="00a33c57"/>
    </style:style>
    <style:style style:name="T104" style:family="text">
      <style:text-properties officeooo:rsid="00b148bd"/>
    </style:style>
    <style:style style:name="T105" style:family="text">
      <style:text-properties officeooo:rsid="00b2de8e"/>
    </style:style>
    <style:style style:name="T106" style:family="text">
      <style:text-properties officeooo:rsid="00b463c4"/>
    </style:style>
    <style:style style:name="T107" style:family="text">
      <style:text-properties officeooo:rsid="00b50138"/>
    </style:style>
    <style:style style:name="T108" style:family="text">
      <style:text-properties officeooo:rsid="00b80a3a"/>
    </style:style>
    <style:style style:name="T109" style:family="text">
      <style:text-properties officeooo:rsid="00be487c"/>
    </style:style>
    <style:style style:name="T110" style:family="text">
      <style:text-properties fo:font-size="15pt" fo:language="fr" fo:country="FR" officeooo:rsid="00cae5b7" style:font-size-asian="15pt" style:font-size-complex="15pt"/>
    </style:style>
    <style:style style:name="T111" style:family="text">
      <style:text-properties fo:font-size="15pt" fo:language="fr" fo:country="FR" officeooo:rsid="00cb1f63" style:font-size-asian="15pt" style:font-size-complex="15pt"/>
    </style:style>
    <style:style style:name="T112" style:family="text">
      <style:text-properties fo:font-size="15pt" fo:language="fr" fo:country="FR" officeooo:rsid="00cc5347" style:font-size-asian="15pt" style:font-size-complex="15pt"/>
    </style:style>
    <style:style style:name="T113" style:family="text">
      <style:text-properties fo:font-size="15pt" fo:language="fr" fo:country="FR" officeooo:rsid="00ccb258" style:font-size-asian="15pt" style:font-size-complex="15pt"/>
    </style:style>
    <style:style style:name="T114" style:family="text">
      <style:text-properties fo:font-size="15pt" fo:language="fr" fo:country="FR" officeooo:rsid="004e545f" style:font-size-asian="15pt" style:font-size-complex="15pt"/>
    </style:style>
    <style:style style:name="T115" style:family="text">
      <style:text-properties fo:font-size="15pt" fo:language="fr" fo:country="FR" officeooo:rsid="0140ad9a" style:font-size-asian="15pt" style:font-size-complex="15pt"/>
    </style:style>
    <style:style style:name="T116" style:family="text">
      <style:text-properties fo:font-size="15pt" fo:language="fr" fo:country="FR" officeooo:rsid="01595661" style:font-size-asian="15pt" style:font-size-complex="15pt"/>
    </style:style>
    <style:style style:name="T117" style:family="text">
      <style:text-properties fo:font-size="15pt" fo:language="fr" fo:country="FR" officeooo:rsid="01649420" style:font-size-asian="15pt" style:font-size-complex="15pt"/>
    </style:style>
    <style:style style:name="T118" style:family="text">
      <style:text-properties fo:font-size="12pt" style:font-size-asian="12pt" style:font-size-complex="12pt"/>
    </style:style>
    <style:style style:name="T119" style:family="text">
      <style:text-properties fo:font-size="12pt" officeooo:rsid="00a33c57" style:font-size-asian="12pt" style:font-size-complex="12pt"/>
    </style:style>
    <style:style style:name="T120" style:family="text">
      <style:text-properties style:font-name="Liberation Serif"/>
    </style:style>
    <style:style style:name="T121" style:family="text">
      <style:text-properties style:font-name="Liberation Serif" fo:font-size="12pt" officeooo:rsid="00e51c9c" style:font-size-asian="12pt" style:font-size-complex="12pt"/>
    </style:style>
    <style:style style:name="T122" style:family="text">
      <style:text-properties style:font-name="Liberation Serif" fo:font-size="12pt" officeooo:rsid="00a314c3" style:font-size-asian="12pt" style:font-size-complex="12pt"/>
    </style:style>
    <style:style style:name="T123" style:family="text">
      <style:text-properties style:font-name="Liberation Serif" fo:font-size="12pt" officeooo:rsid="0095ba92" style:font-size-asian="12pt" style:font-size-complex="12pt"/>
    </style:style>
    <style:style style:name="T124" style:family="text">
      <style:text-properties style:font-name="Liberation Serif" fo:font-size="12pt" officeooo:rsid="009362ab" style:font-size-asian="12pt" style:font-size-complex="12pt"/>
    </style:style>
    <style:style style:name="T125" style:family="text">
      <style:text-properties style:font-name="Liberation Serif" fo:font-size="12pt" officeooo:rsid="009613ad" style:font-size-asian="12pt" style:font-size-complex="12pt"/>
    </style:style>
    <style:style style:name="T126" style:family="text">
      <style:text-properties style:font-name="Liberation Serif" fo:font-size="12pt" officeooo:rsid="010749ee" style:font-size-asian="12pt" style:font-size-complex="12pt"/>
    </style:style>
    <style:style style:name="T127" style:family="text">
      <style:text-properties style:font-name="Liberation Serif" fo:font-size="12pt" officeooo:rsid="01090b2c" style:font-size-asian="12pt" style:font-size-complex="12pt"/>
    </style:style>
    <style:style style:name="T128" style:family="text">
      <style:text-properties style:font-name="Liberation Serif" fo:font-size="12pt" officeooo:rsid="010aec7a" style:font-size-asian="12pt" style:font-size-complex="12pt"/>
    </style:style>
    <style:style style:name="T129" style:family="text">
      <style:text-properties style:font-name="Liberation Serif" fo:font-size="12pt" officeooo:rsid="00976575" style:font-size-asian="12pt" style:font-size-complex="12pt"/>
    </style:style>
    <style:style style:name="T130" style:family="text">
      <style:text-properties style:font-name="Liberation Serif" fo:font-size="12pt" officeooo:rsid="009b89a9" style:font-size-asian="12pt" style:font-size-complex="12pt"/>
    </style:style>
    <style:style style:name="T131" style:family="text">
      <style:text-properties style:font-name="Liberation Serif" fo:font-size="12pt" officeooo:rsid="00a0a225" style:font-size-asian="12pt" style:font-size-complex="12pt"/>
    </style:style>
    <style:style style:name="T132" style:family="text">
      <style:text-properties style:font-name="Liberation Serif" fo:font-size="12pt" officeooo:rsid="008c257c" style:font-size-asian="12pt" style:font-size-complex="12pt"/>
    </style:style>
    <style:style style:name="T133" style:family="text">
      <style:text-properties style:font-name="Liberation Serif" fo:font-size="12pt" officeooo:rsid="008f3061" style:font-size-asian="12pt" style:font-size-complex="12pt"/>
    </style:style>
    <style:style style:name="T134" style:family="text">
      <style:text-properties style:font-name="Liberation Serif" fo:font-size="12pt" officeooo:rsid="02277f8f" style:font-size-asian="12pt" style:font-size-complex="12pt"/>
    </style:style>
    <style:style style:name="T135" style:family="text">
      <style:text-properties style:font-name="Liberation Serif" fo:font-size="12pt" officeooo:rsid="022aa6cf" style:font-size-asian="12pt" style:font-size-complex="12pt"/>
    </style:style>
    <style:style style:name="T136" style:family="text">
      <style:text-properties style:font-name="Liberation Serif" fo:font-size="12pt" officeooo:rsid="022c537c" style:font-size-asian="12pt" style:font-size-complex="12pt"/>
    </style:style>
    <style:style style:name="T137" style:family="text">
      <style:text-properties style:font-name="Liberation Serif" fo:font-size="12pt" officeooo:rsid="00aaf562" style:font-size-asian="12pt" style:font-size-complex="12pt"/>
    </style:style>
    <style:style style:name="T138" style:family="text">
      <style:text-properties style:font-name="Liberation Serif" fo:font-size="12pt" officeooo:rsid="00acb1c1" style:font-size-asian="12pt" style:font-size-complex="12pt"/>
    </style:style>
    <style:style style:name="T139" style:family="text">
      <style:text-properties style:font-name="Liberation Serif" fo:font-size="12pt" officeooo:rsid="00aed5b0" style:font-size-asian="12pt" style:font-size-complex="12pt"/>
    </style:style>
    <style:style style:name="T140" style:family="text">
      <style:text-properties style:font-name="Liberation Serif" fo:font-size="12pt" officeooo:rsid="00b02435" style:font-size-asian="12pt" style:font-size-complex="12pt"/>
    </style:style>
    <style:style style:name="T141" style:family="text">
      <style:text-properties style:font-name="Liberation Serif" fo:font-size="12pt" officeooo:rsid="00e0ce8e" style:font-size-asian="12pt" style:font-size-complex="12pt"/>
    </style:style>
    <style:style style:name="T142" style:family="text">
      <style:text-properties style:font-name="Liberation Serif" fo:font-size="12pt" officeooo:rsid="022ec289" style:font-size-asian="12pt" style:font-size-complex="12pt"/>
    </style:style>
    <style:style style:name="T143" style:family="text">
      <style:text-properties style:font-name="Liberation Serif" fo:font-size="12pt" officeooo:rsid="00b05440" style:font-size-asian="12pt" style:font-size-complex="12pt"/>
    </style:style>
    <style:style style:name="T144" style:family="text">
      <style:text-properties style:font-name="Liberation Serif" fo:font-size="12pt" officeooo:rsid="00b148bd" style:font-size-asian="12pt" style:font-size-complex="12pt"/>
    </style:style>
    <style:style style:name="T145" style:family="text">
      <style:text-properties style:font-name="Liberation Serif" fo:font-size="12pt" officeooo:rsid="00e11c88" style:font-size-asian="12pt" style:font-size-complex="12pt"/>
    </style:style>
    <style:style style:name="T146" style:family="text">
      <style:text-properties style:font-name="Liberation Serif" fo:font-size="12pt" officeooo:rsid="022f94e2" style:font-size-asian="12pt" style:font-size-complex="12pt"/>
    </style:style>
    <style:style style:name="T147" style:family="text">
      <style:text-properties style:font-name="Liberation Serif" fo:font-size="12pt" officeooo:rsid="02316ccb" style:font-size-asian="12pt" style:font-size-complex="12pt"/>
    </style:style>
    <style:style style:name="T148" style:family="text">
      <style:text-properties style:font-name="Liberation Serif" fo:font-size="12pt" officeooo:rsid="023474ba" style:font-size-asian="12pt" style:font-size-complex="12pt"/>
    </style:style>
    <style:style style:name="T149" style:family="text">
      <style:text-properties style:font-name="Liberation Serif" fo:font-size="12pt" officeooo:rsid="023643ce" style:font-size-asian="12pt" style:font-size-complex="12pt"/>
    </style:style>
    <style:style style:name="T150" style:family="text">
      <style:text-properties style:font-name="Liberation Serif" fo:font-size="12pt" officeooo:rsid="023784b5" style:font-size-asian="12pt" style:font-size-complex="12pt"/>
    </style:style>
    <style:style style:name="T151" style:family="text">
      <style:text-properties style:font-name="Liberation Serif" fo:font-size="12pt" officeooo:rsid="00b94d07" style:font-size-asian="12pt" style:font-size-complex="12pt"/>
    </style:style>
    <style:style style:name="T152" style:family="text">
      <style:text-properties style:font-name="Liberation Serif" fo:font-size="12pt" officeooo:rsid="00b99b62" style:font-size-asian="12pt" style:font-size-complex="12pt"/>
    </style:style>
    <style:style style:name="T153" style:family="text">
      <style:text-properties style:font-name="Liberation Serif" fo:font-size="12pt" officeooo:rsid="00c654b2" style:font-size-asian="12pt" style:font-size-complex="12pt"/>
    </style:style>
    <style:style style:name="T154" style:family="text">
      <style:text-properties style:font-name="Liberation Serif" fo:font-size="12pt" officeooo:rsid="00d975b8" style:font-size-asian="12pt" style:font-size-complex="12pt"/>
    </style:style>
    <style:style style:name="T155" style:family="text">
      <style:text-properties style:font-name="Liberation Serif" fo:font-size="12pt" officeooo:rsid="00d77d19" style:font-size-asian="12pt" style:font-size-complex="12pt"/>
    </style:style>
    <style:style style:name="T156" style:family="text">
      <style:text-properties style:font-name="Liberation Serif" fo:font-size="12pt" officeooo:rsid="023bd446" style:font-size-asian="12pt" style:font-size-complex="12pt"/>
    </style:style>
    <style:style style:name="T157" style:family="text">
      <style:text-properties style:font-name="Liberation Serif" fo:font-size="12pt" officeooo:rsid="00dadb28" style:font-size-asian="12pt" style:font-size-complex="12pt"/>
    </style:style>
    <style:style style:name="T158" style:family="text">
      <style:text-properties style:font-name="Liberation Serif" fo:font-size="12pt" officeooo:rsid="023bff41" style:font-size-asian="12pt" style:font-size-complex="12pt"/>
    </style:style>
    <style:style style:name="T159" style:family="text">
      <style:text-properties style:font-name="Liberation Serif" fo:font-size="12pt" officeooo:rsid="023ca0f4" style:font-size-asian="12pt" style:font-size-complex="12pt"/>
    </style:style>
    <style:style style:name="T160" style:family="text">
      <style:text-properties style:font-name="Liberation Serif" fo:font-size="12pt" officeooo:rsid="00dc11a2" style:font-size-asian="12pt" style:font-size-complex="12pt"/>
    </style:style>
    <style:style style:name="T161" style:family="text">
      <style:text-properties style:font-name="Liberation Serif" fo:font-size="12pt" officeooo:rsid="019255ba" style:font-size-asian="12pt" style:font-size-complex="12pt"/>
    </style:style>
    <style:style style:name="T162" style:family="text">
      <style:text-properties style:font-name="Liberation Serif" fo:font-size="12pt" officeooo:rsid="01989abd" style:font-size-asian="12pt" style:font-size-complex="12pt"/>
    </style:style>
    <style:style style:name="T163" style:family="text">
      <style:text-properties style:font-name="Liberation Serif" fo:font-size="12pt" officeooo:rsid="019381c2" style:font-size-asian="12pt" style:font-size-complex="12pt"/>
    </style:style>
    <style:style style:name="T164" style:family="text">
      <style:text-properties style:font-name="Liberation Serif" fo:font-size="12pt" officeooo:rsid="0254ee51" style:font-size-asian="12pt" style:font-size-complex="12pt"/>
    </style:style>
    <style:style style:name="T165" style:family="text">
      <style:text-properties style:font-name="Liberation Serif" fo:font-size="12pt" officeooo:rsid="025a5663" style:font-size-asian="12pt" style:font-size-complex="12pt"/>
    </style:style>
    <style:style style:name="T166" style:family="text">
      <style:text-properties style:font-name="Liberation Serif" fo:font-size="12pt" officeooo:rsid="025a847e" style:font-size-asian="12pt" style:font-size-complex="12pt"/>
    </style:style>
    <style:style style:name="T167" style:family="text">
      <style:text-properties style:font-name="Liberation Serif" fo:font-size="12pt" officeooo:rsid="025a9850" style:font-size-asian="12pt" style:font-size-complex="12pt"/>
    </style:style>
    <style:style style:name="T168" style:family="text">
      <style:text-properties style:font-name="Liberation Serif" fo:font-size="12pt" officeooo:rsid="025d39a9" style:font-size-asian="12pt" style:font-size-complex="12pt"/>
    </style:style>
    <style:style style:name="T169" style:family="text">
      <style:text-properties style:font-name="Liberation Serif" fo:font-size="12pt" officeooo:rsid="0258b79b" style:font-size-asian="12pt" style:font-size-complex="12pt"/>
    </style:style>
    <style:style style:name="T170" style:family="text">
      <style:text-properties style:font-name="Liberation Serif" fo:font-size="12pt" officeooo:rsid="025eb41b" style:font-size-asian="12pt" style:font-size-complex="12pt"/>
    </style:style>
    <style:style style:name="T171" style:family="text">
      <style:text-properties style:font-name="Liberation Serif" fo:font-size="12pt" officeooo:rsid="025f3db4" style:font-size-asian="12pt" style:font-size-complex="12pt"/>
    </style:style>
    <style:style style:name="T172" style:family="text">
      <style:text-properties style:font-name="Liberation Serif" fo:font-size="12pt" officeooo:rsid="0276583c" style:font-size-asian="12pt" style:font-size-complex="12pt"/>
    </style:style>
    <style:style style:name="T173" style:family="text">
      <style:text-properties style:font-name="Liberation Serif" fo:font-size="12pt" officeooo:rsid="027895ce" style:font-size-asian="12pt" style:font-size-complex="12pt"/>
    </style:style>
    <style:style style:name="T174" style:family="text">
      <style:text-properties style:font-name="Liberation Serif" fo:font-size="12pt" officeooo:rsid="027b2470" style:font-size-asian="12pt" style:font-size-complex="12pt"/>
    </style:style>
    <style:style style:name="T175" style:family="text">
      <style:text-properties style:font-name="Liberation Serif" fo:font-size="12pt" officeooo:rsid="01dc1e2d" style:font-size-asian="12pt" style:font-size-complex="12pt"/>
    </style:style>
    <style:style style:name="T176" style:family="text">
      <style:text-properties style:font-name="Liberation Serif" fo:font-size="12pt" fo:language="fr" fo:country="FR" fo:font-weight="normal" officeooo:rsid="0088e485" style:font-name-asian="Liberation Serif1" style:font-size-asian="12pt" style:font-weight-asian="normal" style:font-name-complex="Liberation Serif1" style:font-size-complex="12pt" style:font-weight-complex="normal"/>
    </style:style>
    <style:style style:name="T177" style:family="text">
      <style:text-properties style:font-name="Liberation Serif" fo:font-size="12pt" fo:language="fr" fo:country="FR" fo:font-weight="normal" officeooo:rsid="008a049c" style:font-name-asian="Liberation Serif1" style:font-size-asian="12pt" style:font-weight-asian="normal" style:font-name-complex="Liberation Serif1" style:font-size-complex="12pt" style:font-weight-complex="normal"/>
    </style:style>
    <style:style style:name="T178" style:family="text">
      <style:text-properties style:font-name="Liberation Serif" fo:font-size="12pt" fo:language="fr" fo:country="FR" fo:font-weight="normal" officeooo:rsid="008a274e" style:font-name-asian="Liberation Serif1" style:font-size-asian="12pt" style:font-weight-asian="normal" style:font-name-complex="Liberation Serif1" style:font-size-complex="12pt" style:font-weight-complex="normal"/>
    </style:style>
    <style:style style:name="T179" style:family="text">
      <style:text-properties style:font-name="Liberation Serif" fo:font-size="12pt" fo:language="fr" fo:country="FR" fo:font-weight="normal" officeooo:rsid="00ea90e1" style:font-name-asian="Liberation Serif1" style:font-size-asian="12pt" style:font-weight-asian="normal" style:font-name-complex="Liberation Serif1" style:font-size-complex="12pt" style:font-weight-complex="normal"/>
    </style:style>
    <style:style style:name="T180" style:family="text">
      <style:text-properties style:font-name="Liberation Serif" fo:font-size="12pt" fo:language="fr" fo:country="FR" fo:font-weight="normal" officeooo:rsid="00eec10e" style:font-name-asian="Liberation Serif1" style:font-size-asian="12pt" style:font-weight-asian="normal" style:font-name-complex="Liberation Serif1" style:font-size-complex="12pt" style:font-weight-complex="normal"/>
    </style:style>
    <style:style style:name="T181" style:family="text">
      <style:text-properties style:font-name="Liberation Serif" fo:font-size="12pt" fo:language="fr" fo:country="FR" fo:font-weight="normal" officeooo:rsid="00f107db" style:font-name-asian="Liberation Serif1" style:font-size-asian="12pt" style:font-weight-asian="normal" style:font-name-complex="Liberation Serif1" style:font-size-complex="12pt" style:font-weight-complex="normal"/>
    </style:style>
    <style:style style:name="T182" style:family="text">
      <style:text-properties style:font-name="Liberation Serif" fo:font-size="12pt" fo:language="fr" fo:country="FR" fo:font-weight="normal" officeooo:rsid="00f1d829" style:font-name-asian="Liberation Serif1" style:font-size-asian="12pt" style:font-weight-asian="normal" style:font-name-complex="Liberation Serif1" style:font-size-complex="12pt" style:font-weight-complex="normal"/>
    </style:style>
    <style:style style:name="T183" style:family="text">
      <style:text-properties style:font-name="Liberation Serif" fo:font-size="12pt" fo:language="fr" fo:country="FR" fo:font-weight="normal" officeooo:rsid="00f325b7" style:font-name-asian="Liberation Serif1" style:font-size-asian="12pt" style:font-weight-asian="normal" style:font-name-complex="Liberation Serif1" style:font-size-complex="12pt" style:font-weight-complex="normal"/>
    </style:style>
    <style:style style:name="T184" style:family="text">
      <style:text-properties style:font-name="Liberation Serif" fo:font-size="12pt" fo:language="fr" fo:country="FR" fo:font-weight="normal" officeooo:rsid="00f4417f" style:font-name-asian="Liberation Serif1" style:font-size-asian="12pt" style:font-weight-asian="normal" style:font-name-complex="Liberation Serif1" style:font-size-complex="12pt" style:font-weight-complex="normal"/>
    </style:style>
    <style:style style:name="T185" style:family="text">
      <style:text-properties style:font-name="Liberation Serif" fo:font-size="12pt" fo:language="fr" fo:country="FR" fo:font-weight="normal" officeooo:rsid="00f5e8fa" style:font-name-asian="Liberation Serif1" style:font-size-asian="12pt" style:font-weight-asian="normal" style:font-name-complex="Liberation Serif1" style:font-size-complex="12pt" style:font-weight-complex="normal"/>
    </style:style>
    <style:style style:name="T186" style:family="text">
      <style:text-properties style:font-name="Liberation Serif" fo:font-size="12pt" fo:language="fr" fo:country="FR" fo:font-weight="normal" officeooo:rsid="00f5fa8f" style:font-name-asian="Liberation Serif1" style:font-size-asian="12pt" style:font-weight-asian="normal" style:font-name-complex="Liberation Serif1" style:font-size-complex="12pt" style:font-weight-complex="normal"/>
    </style:style>
    <style:style style:name="T187" style:family="text">
      <style:text-properties style:font-name="Liberation Serif" fo:font-size="12pt" fo:language="fr" fo:country="FR" fo:font-weight="normal" officeooo:rsid="00f992e1" style:font-name-asian="Liberation Serif1" style:font-size-asian="12pt" style:font-weight-asian="normal" style:font-name-complex="Liberation Serif1" style:font-size-complex="12pt" style:font-weight-complex="normal"/>
    </style:style>
    <style:style style:name="T188" style:family="text">
      <style:text-properties style:font-name="Liberation Serif" fo:font-size="12pt" fo:language="fr" fo:country="FR" fo:font-weight="normal" officeooo:rsid="00fa52cf" style:font-name-asian="Liberation Serif1" style:font-size-asian="12pt" style:font-weight-asian="normal" style:font-name-complex="Liberation Serif1" style:font-size-complex="12pt" style:font-weight-complex="normal"/>
    </style:style>
    <style:style style:name="T189" style:family="text">
      <style:text-properties style:font-name="Liberation Serif" fo:font-size="12pt" fo:language="fr" fo:country="FR" fo:font-weight="normal" officeooo:rsid="00fb48f4" style:font-name-asian="Liberation Serif1" style:font-size-asian="12pt" style:font-weight-asian="normal" style:font-name-complex="Liberation Serif1" style:font-size-complex="12pt" style:font-weight-complex="normal"/>
    </style:style>
    <style:style style:name="T190" style:family="text">
      <style:text-properties style:font-name="Liberation Serif" fo:font-size="12pt" fo:language="fr" fo:country="FR" fo:font-weight="normal" officeooo:rsid="00fce5fe" style:font-name-asian="Liberation Serif1" style:font-size-asian="12pt" style:font-weight-asian="normal" style:font-name-complex="Liberation Serif1" style:font-size-complex="12pt" style:font-weight-complex="normal"/>
    </style:style>
    <style:style style:name="T191" style:family="text">
      <style:text-properties style:font-name="Liberation Serif" fo:font-size="12pt" fo:language="fr" fo:country="FR" fo:font-weight="normal" officeooo:rsid="00fdd688" style:font-name-asian="Liberation Serif1" style:font-size-asian="12pt" style:font-weight-asian="normal" style:font-name-complex="Liberation Serif1" style:font-size-complex="12pt" style:font-weight-complex="normal"/>
    </style:style>
    <style:style style:name="T192" style:family="text">
      <style:text-properties style:font-name="Liberation Serif" fo:font-size="12pt" fo:language="fr" fo:country="FR" fo:font-weight="normal" officeooo:rsid="00fe681b" style:font-name-asian="Liberation Serif1" style:font-size-asian="12pt" style:font-weight-asian="normal" style:font-name-complex="Liberation Serif1" style:font-size-complex="12pt" style:font-weight-complex="normal"/>
    </style:style>
    <style:style style:name="T193" style:family="text">
      <style:text-properties style:font-name="Liberation Serif" fo:font-size="12pt" fo:language="fr" fo:country="FR" fo:font-weight="normal" officeooo:rsid="00fe755b" style:font-name-asian="Liberation Serif1" style:font-size-asian="12pt" style:font-weight-asian="normal" style:font-name-complex="Liberation Serif1" style:font-size-complex="12pt" style:font-weight-complex="normal"/>
    </style:style>
    <style:style style:name="T194" style:family="text">
      <style:text-properties style:font-name="Liberation Serif" fo:font-size="12pt" fo:language="fr" fo:country="FR" fo:font-weight="normal" officeooo:rsid="0100feb8" style:font-name-asian="Liberation Serif1" style:font-size-asian="12pt" style:font-weight-asian="normal" style:font-name-complex="Liberation Serif1" style:font-size-complex="12pt" style:font-weight-complex="normal"/>
    </style:style>
    <style:style style:name="T195" style:family="text">
      <style:text-properties style:font-name="Liberation Serif" fo:font-size="12pt" fo:language="fr" fo:country="FR" fo:font-weight="normal" officeooo:rsid="021734f8" style:font-name-asian="Liberation Serif1" style:font-size-asian="12pt" style:font-weight-asian="normal" style:font-name-complex="Liberation Serif1" style:font-size-complex="12pt" style:font-weight-complex="normal"/>
    </style:style>
    <style:style style:name="T196" style:family="text">
      <style:text-properties style:font-name="Liberation Serif" fo:font-size="12pt" fo:language="fr" fo:country="FR" fo:font-weight="normal" officeooo:rsid="02182c15" style:font-name-asian="Liberation Serif1" style:font-size-asian="12pt" style:font-weight-asian="normal" style:font-name-complex="Liberation Serif1" style:font-size-complex="12pt" style:font-weight-complex="normal"/>
    </style:style>
    <style:style style:name="T197" style:family="text">
      <style:text-properties style:font-name="Liberation Serif" fo:font-size="12pt" fo:language="fr" fo:country="FR" fo:font-weight="normal" officeooo:rsid="0219dd0d" style:font-name-asian="Liberation Serif1" style:font-size-asian="12pt" style:font-weight-asian="normal" style:font-name-complex="Liberation Serif1" style:font-size-complex="12pt" style:font-weight-complex="normal"/>
    </style:style>
    <style:style style:name="T198" style:family="text">
      <style:text-properties style:font-name="Liberation Serif" fo:font-size="12pt" fo:language="fr" fo:country="FR" fo:font-weight="normal" officeooo:rsid="021dc399" style:font-name-asian="Liberation Serif1" style:font-size-asian="12pt" style:font-weight-asian="normal" style:font-name-complex="Liberation Serif1" style:font-size-complex="12pt" style:font-weight-complex="normal"/>
    </style:style>
    <style:style style:name="T199" style:family="text">
      <style:text-properties style:font-name="Liberation Serif" fo:font-size="12pt" fo:language="fr" fo:country="FR" fo:font-weight="normal" officeooo:rsid="0221acab" style:font-name-asian="Liberation Serif1" style:font-size-asian="12pt" style:font-weight-asian="normal" style:font-name-complex="Liberation Serif1" style:font-size-complex="12pt" style:font-weight-complex="normal"/>
    </style:style>
    <style:style style:name="T200" style:family="text">
      <style:text-properties style:font-name="Liberation Serif" fo:font-size="12pt" fo:language="fr" fo:country="FR" fo:font-weight="normal" officeooo:rsid="022396c7" style:font-name-asian="Liberation Serif1" style:font-size-asian="12pt" style:font-weight-asian="normal" style:font-name-complex="Liberation Serif1" style:font-size-complex="12pt" style:font-weight-complex="normal"/>
    </style:style>
    <style:style style:name="T201" style:family="text">
      <style:text-properties style:font-name="Liberation Serif" fo:font-size="12pt" fo:language="fr" fo:country="FR" fo:font-weight="normal" officeooo:rsid="0224db87" style:font-name-asian="Liberation Serif1" style:font-size-asian="12pt" style:font-weight-asian="normal" style:font-name-complex="Liberation Serif1" style:font-size-complex="12pt" style:font-weight-complex="normal"/>
    </style:style>
    <style:style style:name="T202" style:family="text">
      <style:text-properties style:font-name="Liberation Serif" fo:font-size="12pt" fo:language="fr" fo:country="FR" fo:font-weight="normal" officeooo:rsid="02259a14" style:font-name-asian="Liberation Serif1" style:font-size-asian="12pt" style:font-weight-asian="normal" style:font-name-complex="Liberation Serif1" style:font-size-complex="12pt" style:font-weight-complex="normal"/>
    </style:style>
    <style:style style:name="T203" style:family="text">
      <style:text-properties style:font-name="Liberation Serif" fo:font-size="12pt" fo:language="fr" fo:country="FR" fo:font-weight="normal" officeooo:rsid="0298119c" style:font-name-asian="Liberation Serif1" style:font-size-asian="12pt" style:font-weight-asian="normal" style:font-name-complex="Liberation Serif1" style:font-size-complex="12pt" style:font-weight-complex="normal"/>
    </style:style>
    <style:style style:name="T204" style:family="text">
      <style:text-properties style:font-name="Liberation Serif" fo:font-size="12pt" fo:language="fr" fo:country="FR" fo:font-weight="normal" officeooo:rsid="0298794b" style:font-name-asian="Liberation Serif1" style:font-size-asian="12pt" style:font-weight-asian="normal" style:font-name-complex="Liberation Serif1" style:font-size-complex="12pt" style:font-weight-complex="normal"/>
    </style:style>
    <style:style style:name="T205" style:family="text">
      <style:text-properties style:font-name="Liberation Serif" fo:font-size="12pt" fo:language="fr" fo:country="FR" fo:font-weight="normal" officeooo:rsid="0298a98f" style:font-name-asian="Liberation Serif1" style:font-size-asian="12pt" style:font-weight-asian="normal" style:font-name-complex="Liberation Serif1" style:font-size-complex="12pt" style:font-weight-complex="normal"/>
    </style:style>
    <style:style style:name="T206" style:family="text">
      <style:text-properties style:font-name="Liberation Serif" fo:font-size="12pt" fo:language="fr" fo:country="FR" fo:font-weight="normal" officeooo:rsid="029a1b23" style:font-name-asian="Liberation Serif1" style:font-size-asian="12pt" style:font-weight-asian="normal" style:font-name-complex="Liberation Serif1" style:font-size-complex="12pt" style:font-weight-complex="normal"/>
    </style:style>
    <style:style style:name="T207" style:family="text">
      <style:text-properties style:font-name="Liberation Serif" fo:font-size="12pt" fo:language="fr" fo:country="FR" fo:font-weight="normal" officeooo:rsid="029b79dd" style:font-name-asian="Liberation Serif1" style:font-size-asian="12pt" style:font-weight-asian="normal" style:font-name-complex="Liberation Serif1" style:font-size-complex="12pt" style:font-weight-complex="normal"/>
    </style:style>
    <style:style style:name="T208" style:family="text">
      <style:text-properties style:font-name="Liberation Serif" fo:font-size="12pt" fo:language="fr" fo:country="FR" officeooo:rsid="0106b1e1" style:font-name-asian="Liberation Serif1" style:font-size-asian="12pt" style:font-name-complex="Liberation Serif1" style:font-size-complex="12pt"/>
    </style:style>
    <style:style style:name="T209" style:family="text">
      <style:text-properties style:font-name="Liberation Serif" fo:font-size="12pt" fo:language="fr" fo:country="FR" officeooo:rsid="009fb762" style:font-name-asian="Liberation Serif1" style:font-size-asian="12pt" style:font-name-complex="Liberation Serif1" style:font-size-complex="12pt"/>
    </style:style>
    <style:style style:name="T210" style:family="text">
      <style:text-properties style:font-name="Liberation Serif" fo:font-size="12pt" fo:language="fr" fo:country="FR" officeooo:rsid="004e545f" style:font-name-asian="Liberation Serif1" style:font-size-asian="12pt" style:font-name-complex="Liberation Serif1" style:font-size-complex="12pt"/>
    </style:style>
    <style:style style:name="T211" style:family="text">
      <style:text-properties style:font-name="Liberation Serif" fo:font-size="12pt" fo:font-weight="bold" officeooo:rsid="0132bceb" style:font-size-asian="12pt" style:font-weight-asian="bold" style:font-size-complex="12pt" style:font-weight-complex="bold"/>
    </style:style>
    <style:style style:name="T212" style:family="text">
      <style:text-properties style:font-name="Liberation Serif" fo:font-size="12pt" fo:font-weight="bold" officeooo:rsid="019255ba" style:font-size-asian="12pt" style:font-weight-asian="bold" style:font-size-complex="12pt" style:font-weight-complex="bold"/>
    </style:style>
    <style:style style:name="T213" style:family="text">
      <style:text-properties style:font-name="Liberation Serif" officeooo:rsid="00ec3d84"/>
    </style:style>
    <style:style style:name="T214" style:family="text">
      <style:text-properties style:font-name="Liberation Serif" officeooo:rsid="01149121"/>
    </style:style>
    <style:style style:name="T215" style:family="text">
      <style:text-properties style:font-name="Liberation Serif" officeooo:rsid="01148538"/>
    </style:style>
    <style:style style:name="T216" style:family="text">
      <style:text-properties style:font-name="Liberation Serif" officeooo:rsid="0117471e"/>
    </style:style>
    <style:style style:name="T217" style:family="text">
      <style:text-properties style:font-name="Liberation Serif" officeooo:rsid="0117a57f"/>
    </style:style>
    <style:style style:name="T218" style:family="text">
      <style:text-properties style:font-name="Liberation Serif" officeooo:rsid="011a039e"/>
    </style:style>
    <style:style style:name="T219" style:family="text">
      <style:text-properties style:font-name="Liberation Serif" officeooo:rsid="011cb5ca"/>
    </style:style>
    <style:style style:name="T220" style:family="text">
      <style:text-properties style:font-name="Liberation Serif" officeooo:rsid="012276b3"/>
    </style:style>
    <style:style style:name="T221" style:family="text">
      <style:text-properties style:font-name="Liberation Serif" officeooo:rsid="011d8178"/>
    </style:style>
    <style:style style:name="T222" style:family="text">
      <style:text-properties style:font-name="Liberation Serif" officeooo:rsid="01245a03"/>
    </style:style>
    <style:style style:name="T223" style:family="text">
      <style:text-properties style:font-name="Liberation Serif" officeooo:rsid="01261946"/>
    </style:style>
    <style:style style:name="T224" style:family="text">
      <style:text-properties style:font-name="Liberation Serif" officeooo:rsid="0128184a"/>
    </style:style>
    <style:style style:name="T225" style:family="text">
      <style:text-properties style:font-name="Liberation Serif" officeooo:rsid="0129adb1"/>
    </style:style>
    <style:style style:name="T226" style:family="text">
      <style:text-properties style:font-name="Liberation Serif" officeooo:rsid="012b30d7"/>
    </style:style>
    <style:style style:name="T227" style:family="text">
      <style:text-properties style:font-name="Liberation Serif" officeooo:rsid="012c6ac0"/>
    </style:style>
    <style:style style:name="T228" style:family="text">
      <style:text-properties style:font-name="Liberation Serif" officeooo:rsid="012e3911"/>
    </style:style>
    <style:style style:name="T229" style:family="text">
      <style:text-properties style:font-name="Liberation Serif" officeooo:rsid="012e47ba"/>
    </style:style>
    <style:style style:name="T230" style:family="text">
      <style:text-properties style:font-name="Liberation Serif" officeooo:rsid="012f566d"/>
    </style:style>
    <style:style style:name="T231" style:family="text">
      <style:text-properties style:font-name="Liberation Serif" officeooo:rsid="0130db5f"/>
    </style:style>
    <style:style style:name="T232" style:family="text">
      <style:text-properties style:font-name="Liberation Serif" officeooo:rsid="01319cd2"/>
    </style:style>
    <style:style style:name="T233" style:family="text">
      <style:text-properties style:font-name="Liberation Serif" officeooo:rsid="0132bceb"/>
    </style:style>
    <style:style style:name="T234" style:family="text">
      <style:text-properties style:font-name="Liberation Serif" fo:font-size="15pt" style:font-size-asian="15pt" style:font-size-complex="15pt"/>
    </style:style>
    <style:style style:name="T235" style:family="text">
      <style:text-properties style:font-name="Liberation Serif" fo:font-size="15pt" officeooo:rsid="0132bceb" style:font-size-asian="15pt" style:font-size-complex="15pt"/>
    </style:style>
    <style:style style:name="T236" style:family="text">
      <style:text-properties style:font-name="Liberation Serif" fo:font-size="15pt" officeooo:rsid="0176c00a" style:font-size-asian="15pt" style:font-size-complex="15pt"/>
    </style:style>
    <style:style style:name="T237" style:family="text">
      <style:text-properties style:font-name="Liberation Serif" officeooo:rsid="01785795"/>
    </style:style>
    <style:style style:name="T238" style:family="text">
      <style:text-properties style:font-name="Liberation Serif" fo:font-weight="bold" style:font-weight-asian="bold" style:font-weight-complex="bold"/>
    </style:style>
    <style:style style:name="T239" style:family="text">
      <style:text-properties style:font-name="Liberation Serif" officeooo:rsid="017bdaed"/>
    </style:style>
    <style:style style:name="T240" style:family="text">
      <style:text-properties style:font-name="Liberation Serif" officeooo:rsid="017cdb21"/>
    </style:style>
    <style:style style:name="T241" style:family="text">
      <style:text-properties style:font-name="Liberation Serif" officeooo:rsid="017e73f1"/>
    </style:style>
    <style:style style:name="T242" style:family="text">
      <style:text-properties style:font-name="Liberation Serif" officeooo:rsid="01853bcb"/>
    </style:style>
    <style:style style:name="T243" style:family="text">
      <style:text-properties style:font-name="Liberation Serif" officeooo:rsid="01872082"/>
    </style:style>
    <style:style style:name="T244" style:family="text">
      <style:text-properties style:font-name="Liberation Serif" officeooo:rsid="018878d2"/>
    </style:style>
    <style:style style:name="T245" style:family="text">
      <style:text-properties style:font-name="Liberation Serif" officeooo:rsid="018c68c7"/>
    </style:style>
    <style:style style:name="T246" style:family="text">
      <style:text-properties style:font-name="Liberation Serif" officeooo:rsid="0188e224"/>
    </style:style>
    <style:style style:name="T247" style:family="text">
      <style:text-properties style:font-name="Liberation Serif" officeooo:rsid="018d7375"/>
    </style:style>
    <style:style style:name="T248" style:family="text">
      <style:text-properties style:font-name="Liberation Serif" officeooo:rsid="0183e9ab"/>
    </style:style>
    <style:style style:name="T249" style:family="text">
      <style:text-properties style:font-name="Liberation Serif" officeooo:rsid="01989abd"/>
    </style:style>
    <style:style style:name="T250" style:family="text">
      <style:text-properties style:font-name="Liberation Serif" officeooo:rsid="01dd6a3f"/>
    </style:style>
    <style:style style:name="T251" style:family="text">
      <style:text-properties style:font-name="Liberation Serif" officeooo:rsid="01de9a7b"/>
    </style:style>
    <style:style style:name="T252" style:family="text">
      <style:text-properties style:font-name="Liberation Serif" officeooo:rsid="01e4fb6d"/>
    </style:style>
    <style:style style:name="T253" style:family="text">
      <style:text-properties style:font-name="Liberation Serif" officeooo:rsid="00a3e65a"/>
    </style:style>
    <style:style style:name="T254" style:family="text">
      <style:text-properties style:font-name="Liberation Serif" officeooo:rsid="00bc224f"/>
    </style:style>
    <style:style style:name="T255" style:family="text">
      <style:text-properties style:font-name="Liberation Serif" officeooo:rsid="00bd41ef"/>
    </style:style>
    <style:style style:name="T256" style:family="text">
      <style:text-properties style:font-name="Liberation Serif" officeooo:rsid="02408825"/>
    </style:style>
    <style:style style:name="T257" style:family="text">
      <style:text-properties style:font-name="Liberation Serif" officeooo:rsid="00a5dffc"/>
    </style:style>
    <style:style style:name="T258" style:family="text">
      <style:text-properties style:font-name="Liberation Serif" officeooo:rsid="02409075"/>
    </style:style>
    <style:style style:name="T259" style:family="text">
      <style:text-properties style:font-name="Liberation Serif" officeooo:rsid="0244b0ef"/>
    </style:style>
    <style:style style:name="T260" style:family="text">
      <style:text-properties style:font-name="Liberation Serif" officeooo:rsid="0245ca46"/>
    </style:style>
    <style:style style:name="T261" style:family="text">
      <style:text-properties style:font-name="Liberation Serif" officeooo:rsid="0249c57a"/>
    </style:style>
    <style:style style:name="T262" style:family="text">
      <style:text-properties style:font-name="Liberation Serif" officeooo:rsid="024a68d8"/>
    </style:style>
    <style:style style:name="T263" style:family="text">
      <style:text-properties style:font-name="Liberation Serif" officeooo:rsid="024c2bbd"/>
    </style:style>
    <style:style style:name="T264" style:family="text">
      <style:text-properties style:font-name="Liberation Serif" officeooo:rsid="024ec6d7"/>
    </style:style>
    <style:style style:name="T265" style:family="text">
      <style:text-properties style:font-name="Liberation Serif" officeooo:rsid="024f68bc"/>
    </style:style>
    <style:style style:name="T266" style:family="text">
      <style:text-properties style:font-name="Liberation Serif" officeooo:rsid="0251d716"/>
    </style:style>
    <style:style style:name="T267" style:family="text">
      <style:text-properties style:font-name="Liberation Serif" officeooo:rsid="02539397"/>
    </style:style>
    <style:style style:name="T268" style:family="text">
      <style:text-properties style:font-name="Liberation Serif" officeooo:rsid="02626570"/>
    </style:style>
    <style:style style:name="T269" style:family="text">
      <style:text-properties style:font-name="Liberation Serif" officeooo:rsid="0263c223"/>
    </style:style>
    <style:style style:name="T270" style:family="text">
      <style:text-properties style:font-name="Liberation Serif" officeooo:rsid="0261d66b"/>
    </style:style>
    <style:style style:name="T271" style:family="text">
      <style:text-properties style:font-name="Liberation Serif" officeooo:rsid="0265619d"/>
    </style:style>
    <style:style style:name="T272" style:family="text">
      <style:text-properties style:font-name="Liberation Serif" officeooo:rsid="0267dbef"/>
    </style:style>
    <style:style style:name="T273" style:family="text">
      <style:text-properties style:font-name="Liberation Serif" officeooo:rsid="0269b4cf"/>
    </style:style>
    <style:style style:name="T274" style:family="text">
      <style:text-properties style:font-name="Liberation Serif" officeooo:rsid="026b875b"/>
    </style:style>
    <style:style style:name="T275" style:family="text">
      <style:text-properties style:font-name="Liberation Serif" officeooo:rsid="026d4ef6"/>
    </style:style>
    <style:style style:name="T276" style:family="text">
      <style:text-properties style:font-name="Liberation Serif" officeooo:rsid="00a89265"/>
    </style:style>
    <style:style style:name="T277" style:family="text">
      <style:text-properties style:font-name="Liberation Serif" officeooo:rsid="024345dd"/>
    </style:style>
    <style:style style:name="T278" style:family="text">
      <style:text-properties style:font-name="Liberation Serif" officeooo:rsid="00c3af7a"/>
    </style:style>
    <style:style style:name="T279" style:family="text">
      <style:text-properties style:font-name="Liberation Serif" officeooo:rsid="009b89a9"/>
    </style:style>
    <style:style style:name="T280" style:family="text">
      <style:text-properties style:font-name="Liberation Serif" officeooo:rsid="02762c15"/>
    </style:style>
    <style:style style:name="T281" style:family="text">
      <style:text-properties style:font-name="Liberation Serif" officeooo:rsid="02825b5f"/>
    </style:style>
    <style:style style:name="T282" style:family="text">
      <style:text-properties style:font-name="Liberation Serif" officeooo:rsid="02828b5f"/>
    </style:style>
    <style:style style:name="T283" style:family="text">
      <style:text-properties officeooo:rsid="0101b5dd"/>
    </style:style>
    <style:style style:name="T284" style:family="text">
      <style:text-properties officeooo:rsid="0106b1e1"/>
    </style:style>
    <style:style style:name="T285" style:family="text">
      <style:text-properties fo:font-weight="bold" officeooo:rsid="01d92685" style:font-weight-asian="bold" style:font-weight-complex="bold"/>
    </style:style>
    <style:style style:name="T286" style:family="text">
      <style:text-properties officeooo:rsid="017bdaed"/>
    </style:style>
    <style:style style:name="T287" style:family="text">
      <style:text-properties officeooo:rsid="017cdb21"/>
    </style:style>
    <style:style style:name="T288" style:family="text">
      <style:text-properties officeooo:rsid="019381c2"/>
    </style:style>
    <style:style style:name="T289" style:family="text">
      <style:text-properties officeooo:rsid="019db9f0"/>
    </style:style>
    <style:style style:name="T290" style:family="text">
      <style:text-properties officeooo:rsid="019e481a"/>
    </style:style>
    <style:style style:name="T291" style:family="text">
      <style:text-properties officeooo:rsid="019f804c"/>
    </style:style>
    <style:style style:name="T292" style:family="text">
      <style:text-properties officeooo:rsid="01a11ee6"/>
    </style:style>
    <style:style style:name="T293" style:family="text">
      <style:text-properties officeooo:rsid="01a14b29"/>
    </style:style>
    <style:style style:name="T294" style:family="text">
      <style:text-properties officeooo:rsid="01a3356b"/>
    </style:style>
    <style:style style:name="T295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296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1c5d748" style:font-size-asian="12pt" style:font-style-asian="normal" style:font-weight-asian="normal" style:font-size-complex="12pt" style:text-emphasize="none"/>
    </style:style>
    <style:style style:name="T297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1c64516" style:font-size-asian="12pt" style:font-style-asian="normal" style:font-weight-asian="normal" style:font-size-complex="12pt" style:text-emphasize="none"/>
    </style:style>
    <style:style style:name="T298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1bf7a5a" style:font-size-asian="12pt" style:font-style-asian="normal" style:font-weight-asian="normal" style:font-size-complex="12pt" style:text-emphasize="none"/>
    </style:style>
    <style:style style:name="T299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1b35b61" style:font-size-asian="12pt" style:font-style-asian="normal" style:font-weight-asian="normal" style:font-size-complex="12pt" style:text-emphasize="none"/>
    </style:style>
    <style:style style:name="T300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1b33e4a" style:font-size-asian="12pt" style:font-style-asian="normal" style:font-weight-asian="normal" style:font-size-complex="12pt" style:text-emphasize="none"/>
    </style:style>
    <style:style style:name="T301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255dc36" style:font-size-asian="12pt" style:font-style-asian="normal" style:font-weight-asian="normal" style:font-size-complex="12pt" style:text-emphasize="none"/>
    </style:style>
    <style:style style:name="T302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bold" officeooo:rsid="01a360ed" style:font-size-asian="12pt" style:font-style-asian="normal" style:font-weight-asian="bold" style:font-size-complex="12pt" style:font-weight-complex="bold" style:text-emphasize="none"/>
    </style:style>
    <style:style style:name="T303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bold" officeooo:rsid="01c5d748" style:font-size-asian="12pt" style:font-style-asian="normal" style:font-weight-asian="bold" style:font-size-complex="12pt" style:font-weight-complex="bold" style:text-emphasize="none"/>
    </style:style>
    <style:style style:name="T304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305" style:family="text">
      <style:text-properties style:text-outline="false" style:text-line-through-style="none" style:text-line-through-type="none" fo:font-style="normal" fo:text-shadow="none" style:text-underline-style="none" fo:font-weight="normal" officeooo:rsid="01b79c86" style:font-style-asian="normal" style:font-weight-asian="normal" style:text-emphasize="none"/>
    </style:style>
    <style:style style:name="T306" style:family="text">
      <style:text-properties style:text-outline="false" style:text-line-through-style="none" style:text-line-through-type="none" fo:font-style="normal" fo:text-shadow="none" style:text-underline-style="none" fo:font-weight="normal" officeooo:rsid="01b99428" style:font-style-asian="normal" style:font-weight-asian="normal" style:text-emphasize="none"/>
    </style:style>
    <style:style style:name="T307" style:family="text">
      <style:text-properties style:text-outline="false" style:text-line-through-style="none" style:text-line-through-type="none" fo:font-style="normal" fo:text-shadow="none" style:text-underline-style="none" fo:font-weight="normal" officeooo:rsid="01a360ed" style:font-style-asian="normal" style:font-weight-asian="normal" style:text-emphasize="none"/>
    </style:style>
    <style:style style:name="T308" style:family="text">
      <style:text-properties style:text-outline="false" style:text-line-through-style="none" style:text-line-through-type="none" fo:font-style="normal" fo:text-shadow="none" style:text-underline-style="none" fo:font-weight="normal" officeooo:rsid="01bf7a5a" style:font-style-asian="normal" style:font-weight-asian="normal" style:text-emphasize="none"/>
    </style:style>
    <style:style style:name="T309" style:family="text">
      <style:text-properties style:text-outline="false" style:text-line-through-style="none" style:text-line-through-type="none" fo:font-style="normal" fo:text-shadow="none" style:text-underline-style="none" fo:font-weight="normal" officeooo:rsid="018c68c7" style:font-style-asian="normal" style:font-weight-asian="normal" style:text-emphasize="none"/>
    </style:style>
    <style:style style:name="T310" style:family="text">
      <style:text-properties style:text-outline="false" style:text-line-through-style="none" style:text-line-through-type="none" fo:font-style="normal" fo:text-shadow="none" style:text-underline-style="none" fo:font-weight="normal" officeooo:rsid="0188e224" style:font-style-asian="normal" style:font-weight-asian="normal" style:text-emphasize="none"/>
    </style:style>
    <style:style style:name="T311" style:family="text">
      <style:text-properties style:text-outline="false" style:text-line-through-style="none" style:text-line-through-type="none" fo:font-style="normal" fo:text-shadow="none" style:text-underline-style="none" fo:font-weight="normal" officeooo:rsid="02889f33" style:font-style-asian="normal" style:font-weight-asian="normal" style:text-emphasize="none"/>
    </style:style>
    <style:style style:name="T312" style:family="text">
      <style:text-properties style:text-outline="false" style:text-line-through-style="none" style:text-line-through-type="none" fo:font-style="normal" fo:text-shadow="none" style:text-underline-style="none" fo:font-weight="normal" officeooo:rsid="02895440" style:font-style-asian="normal" style:font-weight-asian="normal" style:text-emphasize="none"/>
    </style:style>
    <style:style style:name="T313" style:family="text">
      <style:text-properties style:text-outline="false" style:text-line-through-style="none" style:text-line-through-type="none" fo:font-style="normal" fo:text-shadow="none" style:text-underline-style="none" fo:font-weight="normal" officeooo:rsid="017cdb21" style:font-style-asian="normal" style:font-weight-asian="normal" style:text-emphasize="none"/>
    </style:style>
    <style:style style:name="T314" style:family="text">
      <style:text-properties style:text-outline="false" style:text-line-through-style="none" style:text-line-through-type="none" fo:font-style="normal" fo:text-shadow="none" style:text-underline-style="none" fo:font-weight="normal" officeooo:rsid="017bdaed" style:font-style-asian="normal" style:font-weight-asian="normal" style:text-emphasize="none"/>
    </style:style>
    <style:style style:name="T315" style:family="text">
      <style:text-properties style:text-outline="false" style:text-line-through-style="none" style:text-line-through-type="none" fo:font-style="normal" fo:text-shadow="none" style:text-underline-style="none" fo:font-weight="normal" officeooo:rsid="01dd6a3f" style:font-style-asian="normal" style:font-weight-asian="normal" style:text-emphasize="none"/>
    </style:style>
    <style:style style:name="T316" style:family="text">
      <style:text-properties style:text-outline="false" style:text-line-through-style="none" style:text-line-through-type="none" fo:font-style="normal" fo:text-shadow="none" style:text-underline-style="none" fo:font-weight="normal" officeooo:rsid="01de9a7b" style:font-style-asian="normal" style:font-weight-asian="normal" style:text-emphasize="none"/>
    </style:style>
    <style:style style:name="T317" style:family="text">
      <style:text-properties style:text-outline="false" style:text-line-through-style="none" style:text-line-through-type="none" fo:font-style="normal" fo:text-shadow="none" style:text-underline-style="none" fo:font-weight="bold" style:font-style-asian="normal" style:font-weight-asian="bold" style:font-weight-complex="bold" style:text-emphasize="none"/>
    </style:style>
    <style:style style:name="T318" style:family="text">
      <style:text-properties style:text-outline="false" style:text-line-through-style="none" style:text-line-through-type="none" fo:font-style="normal" fo:text-shadow="none" style:text-underline-style="none" fo:font-weight="bold" officeooo:rsid="02895440" style:font-style-asian="normal" style:font-weight-asian="bold" style:font-weight-complex="bold" style:text-emphasize="none"/>
    </style:style>
    <style:style style:name="T319" style:family="text">
      <style:text-properties officeooo:rsid="01a7c431"/>
    </style:style>
    <style:style style:name="T320" style:family="text">
      <style:text-properties officeooo:rsid="01a9192f"/>
    </style:style>
    <style:style style:name="T321" style:family="text">
      <style:text-properties officeooo:rsid="01a94140"/>
    </style:style>
    <style:style style:name="T322" style:family="text">
      <style:text-properties officeooo:rsid="01aac551"/>
    </style:style>
    <style:style style:name="T323" style:family="text">
      <style:text-properties officeooo:rsid="01ad3389"/>
    </style:style>
    <style:style style:name="T324" style:family="text">
      <style:text-properties fo:color="#ff0000" loext:opacity="100%" fo:language="fr" fo:country="FR" officeooo:rsid="002bc461"/>
    </style:style>
    <style:style style:name="T325" style:family="text">
      <style:text-properties fo:color="#ff0000" loext:opacity="100%" officeooo:rsid="01fc9225"/>
    </style:style>
    <style:style style:name="T326" style:family="text">
      <style:text-properties fo:color="#666666" loext:opacity="100%" style:text-outline="false" style:text-line-through-style="none" style:text-line-through-type="none" fo:font-style="normal" fo:text-shadow="none" style:text-underline-style="none" fo:font-weight="normal" officeooo:rsid="01a360ed" style:font-style-asian="normal" style:font-weight-asian="normal" style:text-emphasize="none"/>
    </style:style>
    <style:style style:name="T327" style:family="text">
      <style:text-properties fo:color="#666666" loext:opacity="100%" style:text-outline="false" style:text-line-through-style="none" style:text-line-through-type="none" fo:font-style="normal" fo:text-shadow="none" style:text-underline-style="none" fo:font-weight="normal" officeooo:rsid="01a4702e" style:font-style-asian="normal" style:font-weight-asian="normal" style:text-emphasize="none"/>
    </style:style>
    <style:style style:name="T328" style:family="text">
      <style:text-properties fo:color="#666666" loext:opacity="100%" style:text-outline="false" style:text-line-through-style="none" style:text-line-through-type="none" fo:font-style="normal" fo:text-shadow="none" style:text-underline-style="none" fo:font-weight="normal" officeooo:rsid="01b032ee" style:font-style-asian="normal" style:font-weight-asian="normal" style:text-emphasize="none"/>
    </style:style>
    <style:style style:name="T329" style:family="text">
      <style:text-properties fo:color="#666666" loext:opacity="100%" officeooo:rsid="01a360ed"/>
    </style:style>
    <style:style style:name="T330" style:family="text">
      <style:text-properties fo:color="#666666" loext:opacity="100%" officeooo:rsid="01a4702e"/>
    </style:style>
    <style:style style:name="T331" style:family="text">
      <style:text-properties officeooo:rsid="01c993df"/>
    </style:style>
    <style:style style:name="T332" style:family="text">
      <style:text-properties fo:color="#000000" loext:opacity="100%"/>
    </style:style>
    <style:style style:name="T333" style:family="text">
      <style:text-properties fo:color="#000000" loext:opacity="100%" officeooo:rsid="002bc461"/>
    </style:style>
    <style:style style:name="T334" style:family="text">
      <style:text-properties fo:color="#000000" loext:opacity="100%" officeooo:rsid="01fc9225"/>
    </style:style>
    <style:style style:name="T335" style:family="text">
      <style:text-properties fo:color="#000000" loext:opacity="100%" officeooo:rsid="006a9e6b"/>
    </style:style>
    <style:style style:name="T336" style:family="text">
      <style:text-properties fo:color="#000000" loext:opacity="100%" officeooo:rsid="01fd498b"/>
    </style:style>
    <style:style style:name="T337" style:family="text">
      <style:text-properties fo:color="#000000" loext:opacity="100%" officeooo:rsid="0208a08e"/>
    </style:style>
    <style:style style:name="T338" style:family="text">
      <style:text-properties officeooo:rsid="01ce4e1b"/>
    </style:style>
    <style:style style:name="T339" style:family="text">
      <style:text-properties officeooo:rsid="01d149a7"/>
    </style:style>
    <style:style style:name="T340" style:family="text">
      <style:text-properties officeooo:rsid="01d92685"/>
    </style:style>
    <style:style style:name="T341" style:family="text">
      <style:text-properties officeooo:rsid="01d978d1"/>
    </style:style>
    <style:style style:name="T342" style:family="text">
      <style:text-properties officeooo:rsid="01dc1e2d"/>
    </style:style>
    <style:style style:name="T343" style:family="text">
      <style:text-properties officeooo:rsid="01dd6a3f"/>
    </style:style>
    <style:style style:name="T344" style:family="text">
      <style:text-properties officeooo:rsid="01de9a7b"/>
    </style:style>
    <style:style style:name="T345" style:family="text">
      <style:text-properties officeooo:rsid="01e09f16"/>
    </style:style>
    <style:style style:name="T346" style:family="text">
      <style:text-properties officeooo:rsid="01e1aeaf"/>
    </style:style>
    <style:style style:name="T347" style:family="text">
      <style:text-properties officeooo:rsid="01eed951"/>
    </style:style>
    <style:style style:name="T348" style:family="text">
      <style:text-properties officeooo:rsid="01f9415f"/>
    </style:style>
    <style:style style:name="T349" style:family="text">
      <style:text-properties officeooo:rsid="02395c44"/>
    </style:style>
    <style:style style:name="T350" style:family="text">
      <style:text-properties officeooo:rsid="023b4ea8"/>
    </style:style>
    <style:style style:name="T351" style:family="text">
      <style:text-properties officeooo:rsid="023f562e"/>
    </style:style>
    <style:style style:name="T352" style:family="text">
      <style:text-properties officeooo:rsid="025644f2"/>
    </style:style>
    <style:style style:name="T353" style:family="text">
      <style:text-properties officeooo:rsid="0271272b"/>
    </style:style>
    <style:style style:name="T354" style:family="text">
      <style:text-properties officeooo:rsid="02857aa7"/>
    </style:style>
    <style:style style:name="T355" style:family="text">
      <style:text-properties officeooo:rsid="02860d78"/>
    </style:style>
    <style:style style:name="T356" style:family="text">
      <style:text-properties fo:font-size="10pt" fo:language="fr" fo:country="FR" style:font-size-asian="8.75pt" style:font-size-complex="10pt"/>
    </style:style>
    <style:style style:name="T357" style:family="text">
      <style:text-properties fo:font-size="10pt" fo:language="fr" fo:country="FR" officeooo:rsid="0290742b" style:font-size-asian="8.75pt" style:font-size-complex="10pt"/>
    </style:style>
    <style:style style:name="T358" style:family="text">
      <style:text-properties fo:color="#c9211e" loext:opacity="100%" style:font-name="Liberation Serif" fo:font-size="12pt" fo:language="fr" fo:country="FR" fo:font-weight="normal" officeooo:rsid="029a1b23" style:font-name-asian="Liberation Serif1" style:font-size-asian="12pt" style:font-weight-asian="normal" style:font-name-complex="Liberation Serif1" style:font-size-complex="12pt" style:font-weight-complex="normal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8">Timothée ROGNON<text:line-break/>Mohammed BELHOUCHET</text:p>
      <text:p text:style-name="P128">Racim HABBAS</text:p>
      <text:p text:style-name="P126"><text:span text:style-name="T356">Dorsaf KHEBTANI<text:line-break/></text:span><text:span text:style-name="T357">Léandre LACOURT</text:span></text:p>
      <text:p text:style-name="P127"><text:span text:style-name="T357">B</text:span><text:span text:style-name="T356">ouchra ZAGHDAR</text:span></text:p>
      <text:p text:style-name="P32"/>
      <text:p text:style-name="P32">Bridge Chinois : IA</text:p>
      <text:p text:style-name="P2"/>
      <text:p text:style-name="P2"/>
      <text:p text:style-name="P16"/>
      <text:p text:style-name="P17"/>
      <text:p text:style-name="P85"><text:span text:style-name="T37">L’</text:span><text:span text:style-name="T32">ordre </text:span><text:span text:style-name="T37">des parties </text:span><text:span text:style-name="T32">n’est pas chronologiqu</text:span><text:span text:style-name="T36">e</text:span><text:span text:style-name="T32">.</text:span></text:p>
      <text:p text:style-name="P85"><text:span text:style-name="T76">S</text:span><text:span text:style-name="T70">ont </text:span><text:span text:style-name="T71">fournis </text:span><text:span text:style-name="T70">en annexe </text:span><text:span text:style-name="T76">les résultats des expériences</text:span><text:span text:style-name="T70">.</text:span></text:p>
      <text:p text:style-name="P2"/>
      <text:p text:style-name="P2"/>
      <text:p text:style-name="P36"><text:span text:style-name="T117">1</text:span><text:span text:style-name="T110"> – Réflexions sur </text:span><text:span text:style-name="T111">de</text:span><text:span text:style-name="T110"> possible</text:span><text:span text:style-name="T111">s stratégies</text:span></text:p>
      <text:p text:style-name="P5"/>
      <text:p text:style-name="P33"><text:span text:style-name="T33">A</text:span><text:span text:style-name="T30">vant d’essayé d’énumérer toutes les possibilités, il a été nécessaire de </text:span><text:span text:style-name="T31">chercher </text:span><text:span text:style-name="T34">et d’essayer différentes</text:span><text:span text:style-name="T31"> </text:span><text:span text:style-name="T30">stratégies.</text:span></text:p>
      <text:p text:style-name="P5"/>
      <text:p text:style-name="P23"><text:span text:style-name="T69">1.1 – </text:span><text:span text:style-name="T45">P</text:span><text:span text:style-name="T1">ioche</text:span></text:p>
      <text:p text:style-name="P11"/>
      <text:p text:style-name="P33"><text:span text:style-name="T30">&gt; </text:span><text:span text:style-name="T35">en priorité les atouts</text:span></text:p>
      <text:p text:style-name="P33"><text:span text:style-name="T35"><text:tab/></text:span><text:span text:style-name="T39">Les atouts ne sont pas suffisamment intéressant</text:span><text:span text:style-name="T45">s</text:span><text:span text:style-name="T39"> pour être toujours préférable</text:span><text:span text:style-name="T45">s</text:span><text:span text:style-name="T39"> à d’autre</text:span><text:span text:style-name="T45">s</text:span><text:span text:style-name="T39"> cartes. </text:span></text:p>
      <text:p text:style-name="P6">&gt; en priorité les cartes élevé<text:span text:style-name="T100">es</text:span></text:p>
      <text:p text:style-name="P6"><text:tab/><text:span text:style-name="T109">Souvent intéressant mais pas toujours</text:span></text:p>
      <text:p text:style-name="P34"><text:span text:style-name="T38">&gt; </text:span><text:span text:style-name="T40">en priorité les cartes d’une couleur que l’adversaire n’a pas</text:span></text:p>
      <text:p text:style-name="P34"><text:span text:style-name="T40"><text:tab/></text:span><text:span text:style-name="T41">Semble intéressant </text:span><text:span text:style-name="T42">si possible, </text:span><text:span text:style-name="T45">mais risqué si l’adversaire prend la main et a plus d’atouts</text:span></text:p>
      <text:p text:style-name="P7"/>
      <text:p text:style-name="P24"><text:span text:style-name="T69">1.2 – </text:span><text:span text:style-name="T45">P</text:span><text:span text:style-name="T1">ose</text:span></text:p>
      <text:p text:style-name="P12"/>
      <text:p text:style-name="P8">&gt; <text:span text:style-name="T100">Priorité au gain du pli</text:span></text:p>
      <text:p text:style-name="P35"><text:span text:style-name="T43"><text:tab/>- </text:span><text:span text:style-name="T45">Permet d’augmenter le score, mais risque de perdre les pl</text:span><text:span text:style-name="T77">i</text:span><text:span text:style-name="T45">s suivants en récupérant des cartes à faible</text:span><text:span text:style-name="T78">s</text:span><text:span text:style-name="T45"> valeur</text:span><text:span text:style-name="T78">s</text:span></text:p>
      <text:p text:style-name="P8">&gt; <text:span text:style-name="T100">Priorité à la récupération de cartes</text:span></text:p>
      <text:p text:style-name="P8"><text:tab/>- <text:span text:style-name="T100">Cherche à poser des cartes ayant une grande espérance pour gagner les cartes ayant beaucoup de valeur dans les pioches</text:span></text:p>
      <text:p text:style-name="P8"><text:tab/>- <text:span text:style-name="T100">Les 2 possibilités ci-dessus sont souvent compatibles en début de partie lorsqu’un atout existe (récupérer un habillé ou as dès le début)</text:span></text:p>
      <text:p text:style-name="P8">&gt; <text:span text:style-name="T100">Priorité aux ouvertures/coupes</text:span></text:p>
      <text:p text:style-name="P8"><text:tab/>- <text:span text:style-name="T100">Permet d’en apprendre un peu plus sur le jeu de l’adversaire ou de lui faire passer les atouts (difficile pour les atouts vu qu’il n’est pas obligé de couper)</text:span></text:p>
      <text:p text:style-name="P8"/>
      <text:p text:style-name="P35"><text:span text:style-name="T14">1.3 – </text:span><text:span text:style-name="T12">R</text:span><text:span text:style-name="T11">éponse</text:span></text:p>
      <text:p text:style-name="P8"/>
      <text:p text:style-name="P35"><text:span text:style-name="T43">&gt; </text:span><text:span text:style-name="T45">Laisser le pli</text:span></text:p>
      <text:p text:style-name="P13"><text:tab/>- Si les cartes sont de trop faible<text:span text:style-name="T347">s</text:span> valeur<text:span text:style-name="T347">s</text:span></text:p>
      <text:p text:style-name="P14">&gt; Prendre le pli</text:p>
      <text:p text:style-name="P14"><text:soft-page-break/><text:tab/>- Pour éviter à l’adversaire de faire des longues en prenant les cartes de sa couleur (cependant, lui assure souvent des plis)</text:p>
      <text:p text:style-name="P86"><text:span text:style-name="T45"><text:tab/>- Pour éviter de dévoiler des cartes et donc de lui donner de grandes chances de récupérer le prochain pli si la carte dévoilée est puissante (</text:span><text:span text:style-name="T79">efficace</text:span><text:span text:style-name="T45"> quand une des pioches ne contient qu’une carte)</text:span></text:p>
      <text:p text:style-name="P14">&gt; <text:s text:c="2"/>Utiliser les cartes déjà connues par l’adversaire</text:p>
      <text:p text:style-name="P14"><text:tab/>- Permet de maintenir son jeu secret</text:p>
      <text:p text:style-name="P15">- Pas toujours possible et n’est pas utilisable lorsque les pioches sont intégralement connues (les cartes restantes peuvent être devinées)</text:p>
      <text:p text:style-name="P121"/>
      <text:p text:style-name="P121"/>
      <text:p text:style-name="P87"><text:span text:style-name="T116">2</text:span><text:span text:style-name="T112"> – </text:span><text:span text:style-name="T115">L’évolution </text:span><text:span text:style-name="T113">des</text:span><text:span text:style-name="T114"> structures de données</text:span></text:p>
      <text:p text:style-name="P18"/>
      <text:p text:style-name="P25"><text:span text:style-name="T50">2.</text:span><text:span text:style-name="T1">1</text:span><text:span text:style-name="T50"> – </text:span><text:span text:style-name="T1">les premières idées</text:span></text:p>
      <text:p text:style-name="P18"/>
      <text:p text:style-name="P83"><text:span text:style-name="T50">L’idée initial étais de prendre </text:span><text:span text:style-name="T48">un </text:span><text:span text:style-name="T49">t</text:span><text:span text:style-name="T47">ableau de 52 </text:span><text:span text:style-name="T46">entiers</text:span><text:span text:style-name="T47"> </text:span><text:span text:style-name="T46">mémorisant</text:span><text:span text:style-name="T47"> </text:span><text:span text:style-name="T46">la </text:span><text:span text:style-name="T47">position des cartes </text:span><text:span text:style-name="T46">(main J1, plis J2, inconnues…).</text:span></text:p>
      <text:p text:style-name="P84"><text:span text:style-name="T51">N</text:span><text:span text:style-name="T52">ous avons pens</text:span><text:span text:style-name="T80">é</text:span><text:span text:style-name="T52"> à améliorer ce concept </text:span><text:span text:style-name="T53">e</text:span><text:span text:style-name="T55">n utilisant </text:span><text:span text:style-name="T59">plusieurs</text:span><text:span text:style-name="T55"> </text:span><text:span text:style-name="T60">entiers</text:span><text:span text:style-name="T56"> </text:span><text:span text:style-name="T61">64bits </text:span><text:span text:style-name="T56">en tant que tableau de 52 booléens </text:span><text:span text:style-name="T58">(un par carte)</text:span><text:span text:style-name="T57">. </text:span><text:span text:style-name="T62">Cela permet notamment de faire des opérations </text:span><text:span text:style-name="T81">sur des </text:span><text:span text:style-name="T62">ensemble</text:span><text:span text:style-name="T80">s</text:span><text:span text:style-name="T62"> rapidement (union, réunion…). </text:span><text:span text:style-name="T63">C’est cette structure que nous avons gardé</text:span><text:span text:style-name="T82">e</text:span><text:span text:style-name="T63"> et fait évoluer.</text:span></text:p>
      <text:p text:style-name="P19"/>
      <text:p text:style-name="P26"><text:span text:style-name="T46">2.</text:span><text:span text:style-name="T1">2 – évolutions de la structure</text:span></text:p>
      <text:p text:style-name="P19"/>
      <text:p text:style-name="P83"><text:span text:style-name="T68">structure initiale composé</text:span><text:span text:style-name="T83">e</text:span><text:span text:style-name="T68"> de </text:span><text:span text:style-name="T64">10</text:span><text:span text:style-name="T47"> entie</text:span><text:span text:style-name="T65">r</text:span><text:span text:style-name="T83">s</text:span><text:span text:style-name="T47"> </text:span><text:span text:style-name="T66">de 64 </text:span><text:span text:style-name="T67">bits :</text:span></text:p>
      <text:p text:style-name="P106"><text:span text:style-name="T84"><text:tab/>main J1 : </text:span><text:span text:style-name="T85">cartes connues du joueur 1 </text:span><text:span text:style-name="T96">(toute la main si l’IA est le joueur 1)</text:span></text:p>
      <text:p text:style-name="P111"><text:span text:style-name="T84"><text:tab/>main J2 : </text:span><text:span text:style-name="T85">cartes connues du joueur 2 </text:span><text:span text:style-name="T96">(toute la main si l’IA est le joueur 2)</text:span></text:p>
      <text:p text:style-name="P107"><text:span text:style-name="T84"><text:tab/>plis J1 : </text:span><text:span text:style-name="T85">carte</text:span><text:span text:style-name="T86">s</text:span><text:span text:style-name="T85"> dans les plis remportés par le joueur 1</text:span></text:p>
      <text:p text:style-name="P107"><text:span text:style-name="T84"><text:tab/>plis J2 : </text:span><text:span text:style-name="T85">carte</text:span><text:span text:style-name="T86">s</text:span><text:span text:style-name="T85"> dans les plis remportés par le joueur 2</text:span></text:p>
      <text:p text:style-name="P3"><text:tab/>pioche1 : <text:span text:style-name="T348">la carte visible sur la pioche 1</text:span></text:p>
      <text:p text:style-name="P4"><text:tab/>pioche2 : <text:span text:style-name="T348">la carte visible sur la pioche 2</text:span></text:p>
      <text:p text:style-name="P4"><text:tab/>pioche3 : <text:span text:style-name="T348">la carte visible sur la pioche 3</text:span></text:p>
      <text:p text:style-name="P4"><text:tab/>pioche4 : <text:span text:style-name="T348">la carte visible sur la pioche 4</text:span></text:p>
      <text:p text:style-name="P4"><text:tab/>pioche5 : <text:span text:style-name="T348">la carte visible sur la pioche 5</text:span></text:p>
      <text:p text:style-name="P4"><text:tab/>pioche6 : <text:span text:style-name="T348">la carte visible sur la pioche 6</text:span></text:p>
      <text:p text:style-name="P109"><text:span text:style-name="T89">les </text:span><text:span text:style-name="T90">52 premiers </text:span><text:span text:style-name="T89">bits correspondent aux </text:span><text:span text:style-name="T90">cartes </text:span><text:span text:style-name="T91">possible</text:span><text:span text:style-name="T92">s </text:span><text:span text:style-name="T93">dans l’ordre du bridge chinois (également pour les couleurs). </text:span><text:span text:style-name="T94">C’est à dire trèfle pour les 13 premiers, carreau pour les 13 suivants...</text:span></text:p>
      <text:p text:style-name="P108">Par exemple :<text:span text:style-name="T332"> </text:span><text:span text:style-name="T333">0</text:span><text:span text:style-name="T334">0</text:span><text:span text:style-name="T333">00</text:span><text:span text:style-name="T337">0</text:span><text:span text:style-name="T333">00000000 00000000</text:span><text:span text:style-name="T335">00</text:span><text:span text:style-name="T333">000 00000000</text:span><text:span text:style-name="T337">1</text:span><text:span text:style-name="T333">0</text:span><text:span text:style-name="T336">000 </text:span><text:span text:style-name="T325">1</text:span><text:span text:style-name="T333">0000000000</text:span><text:span text:style-name="T325">1</text:span><text:span text:style-name="T334">0</text:span></text:p>
      <text:p text:style-name="P110"><text:span text:style-name="T334">c</text:span><text:span text:style-name="T332">orrespond à l’ensemble {3 trèfle, As trèfle, <text:s/>6 carreau}</text:span></text:p>
      <text:p text:style-name="P3"/>
      <text:p text:style-name="P9">évolution : mémoriser les hauteurs de pioche au lieu des pioches</text:p>
      <text:p text:style-name="P21"><text:span text:style-name="T2"><text:tab/></text:span><text:span text:style-name="T8">E</text:span><text:span text:style-name="T6">x</text:span><text:span text:style-name="T8">emple</text:span><text:span text:style-name="T6"> :</text:span><text:span text:style-name="T3"> pioche3 = 0</text:span><text:span text:style-name="T324">1</text:span><text:span text:style-name="T3">0000000000000000000</text:span><text:span text:style-name="T44">00</text:span><text:span text:style-name="T3">0000000000000000000000000000</text:span><text:span text:style-name="T324">1</text:span></text:p>
      <text:p text:style-name="P21"><text:span text:style-name="T4">signifie </text:span><text:span text:style-name="T20">maintenant </text:span><text:span text:style-name="T4">que 2 pioches ont une hauteur de </text:span><text:span text:style-name="T54">3</text:span><text:span text:style-name="T4"> </text:span><text:span text:style-name="T95">(2 bits sont à 1) </text:span><text:span text:style-name="T4">et que leurs cartes </text:span><text:span text:style-name="T87">visible</text:span><text:span text:style-name="T88">s</text:span><text:span text:style-name="T4"> sont </text:span><text:span text:style-name="T5">respectivement </text:span><text:span text:style-name="T4">le 2 de trèfle et </text:span><text:span text:style-name="T5">le </text:span><text:span text:style-name="T4">roi de pique</text:span></text:p>
      <text:p text:style-name="P22"><text:span text:style-name="T4"><text:tab/></text:span><text:span text:style-name="T8">A</text:span><text:span text:style-name="T7">vantages : </text:span><text:span text:style-name="T25">Avec celle solution, l</text:span><text:span text:style-name="T26">’or</text:span><text:span text:style-name="T18">dre des pioche n’a pas d’importance.</text:span></text:p>
      <text:p text:style-name="P22"><text:span text:style-name="T19"><text:tab/></text:span><text:span text:style-name="T8">Inconvénient :</text:span><text:span text:style-name="T19"> moins intuitif à manipuler</text:span></text:p>
      <text:p text:style-name="P20"/>
      <text:p text:style-name="P10"/>
      <text:p text:style-name="P31"><text:span text:style-name="T15">évolution : </text:span><text:span text:style-name="T16">ne stoker dans </text:span><text:span text:style-name="T17">les mains</text:span><text:span text:style-name="T16"> que les informations que les 2 joueurs ont</text:span></text:p>
      <text:p text:style-name="P112"><text:span text:style-name="T16"><text:tab/></text:span><text:span text:style-name="T28">main J1 : </text:span><text:span text:style-name="T29">cartes connues du joueur 1 </text:span><text:span text:style-name="T27">par le joueur 2</text:span></text:p>
      <text:p text:style-name="P112"><text:span text:style-name="T28"><text:tab/>main J2 : </text:span><text:span text:style-name="T29">cartes connues du joueur 2 </text:span><text:span text:style-name="T27">par le joueur 1</text:span></text:p>
      <text:p text:style-name="P31"><text:soft-page-break/><text:span text:style-name="T9"><text:tab/></text:span><text:span text:style-name="T10">Avantage : </text:span><text:span text:style-name="T23">O</text:span><text:span text:style-name="T21">n peut retrouver les informations que </text:span><text:span text:style-name="T22">l’adversaire </text:span><text:span text:style-name="T24">a</text:span><text:span text:style-name="T21"> sur la main de l’IA</text:span></text:p>
      <text:p text:style-name="P31"><text:span text:style-name="T21"><text:tab/></text:span><text:span text:style-name="T13">Inconvénient :</text:span><text:span text:style-name="T21"> </text:span><text:span text:style-name="T23">Il faut stocker la main de l’IA à part</text:span></text:p>
      <text:p text:style-name="P38"/>
      <text:p text:style-name="P39"/>
      <text:p text:style-name="P125"><text:span text:style-name="T99">3</text:span><text:span text:style-name="T98"> – </text:span><text:span text:style-name="T97">Les choix</text:span></text:p>
      <text:p text:style-name="P37"/>
      <text:p text:style-name="P79"><text:span text:style-name="T180">Nous avons décider d’adapter </text:span><text:span text:style-name="T176">l’algorithme MinMax </text:span><text:span text:style-name="T180">pour ce jeu. Cela demande de </text:span><text:span text:style-name="T195">définir</text:span><text:span text:style-name="T183"> ce que l’on doit faire</text:span><text:span text:style-name="T181"> </text:span><text:span text:style-name="T183">d</text:span><text:span text:style-name="T182">es zones d’incertitudes, </text:span><text:span text:style-name="T183">non présente</text:span><text:span text:style-name="T196">s</text:span><text:span text:style-name="T183"> dans l’algorithme traditionnel. Nous devons f</text:span><text:span text:style-name="T176">aire différent</text:span><text:span text:style-name="T197">s</text:span><text:span text:style-name="T176"> choix, </text:span><text:span text:style-name="T177">que </text:span><text:span text:style-name="T198">ce</text:span><text:span text:style-name="T177"> soit pour des questions d’optimisation ou </text:span><text:span text:style-name="T178">d’efficacité.</text:span></text:p>
      <text:p text:style-name="P62"/>
      <text:p text:style-name="P66"><text:span text:style-name="T284">3.1 </text:span>La profondeur :</text:p>
      <text:p text:style-name="P65"/>
      <text:p text:style-name="P78"><text:span text:style-name="T184">L</text:span><text:span text:style-name="T179">a profondeur est </text:span><text:span text:style-name="T184">habituellement </text:span><text:span text:style-name="T179">un des critères les plus importants, </text:span><text:span text:style-name="T184">mais du à nos choix </text:span><text:span text:style-name="T185">quan</text:span><text:span text:style-name="T199">t</text:span><text:span text:style-name="T185"> à l’incertitude, </text:span><text:span text:style-name="T186">ce n’est pas forcément le cas. </text:span><text:span text:style-name="T187">Due à la proximité des critère</text:span><text:span text:style-name="T200">s</text:span><text:span text:style-name="T187"> de </text:span><text:span text:style-name="T201">temp</text:span><text:span text:style-name="T202">s</text:span><text:span text:style-name="T187"> et de profondeur ma</text:span><text:span text:style-name="T189">x</text:span><text:span text:style-name="T187">, nous les avons group</text:span><text:span text:style-name="T188">é</text:span><text:span text:style-name="T190">s</text:span><text:span text:style-name="T188"> et n’avons pas trouv</text:span><text:span text:style-name="T191">é</text:span><text:span text:style-name="T188"> d’amélioration</text:span><text:span text:style-name="T191">s</text:span><text:span text:style-name="T188"> significative</text:span><text:span text:style-name="T192">s</text:span><text:span text:style-name="T188"> </text:span><text:span text:style-name="T194">au-delà de 4 </text:span><text:span text:style-name="T193">(voir annexe </text:span><text:span text:style-name="T203">1</text:span><text:span text:style-name="T193">). </text:span><text:span text:style-name="T204">Cette faible importance </text:span><text:span text:style-name="T205">de la profondeur peut-être </text:span><text:span text:style-name="T206">du d</text:span><text:span text:style-name="T207">u à une accumulation d’incertitudes, un phénomène « normal », ou un bug.</text:span></text:p>
      <text:p text:style-name="P131"/>
      <text:p text:style-name="P27"><text:span text:style-name="T208">3.2 </text:span><text:span text:style-name="T209">Les cartes sous les pioches</text:span><text:span text:style-name="T210"> :</text:span></text:p>
      <text:p text:style-name="P43"/>
      <text:p text:style-name="P113"><text:span text:style-name="T131">Q</text:span><text:span text:style-name="T132">uand l’IA doit simuler le fait de piocher une carte, </text:span><text:span text:style-name="T133">elle ne </text:span><text:span text:style-name="T134">connaît</text:span><text:span text:style-name="T133"> pas la carte en dessous et doit donc faire un choix :</text:span></text:p>
      <text:p text:style-name="P44"><text:tab/>- <text:span text:style-name="T283">Toutes les possibilités </text:span></text:p>
      <text:p text:style-name="P44"><text:tab/>- <text:span text:style-name="T102">Une c</text:span><text:span text:style-name="T101">arte aléatoire</text:span></text:p>
      <text:p text:style-name="P44"><text:tab/>- <text:span text:style-name="T102">La pire carte pour l’IA</text:span></text:p>
      <text:p text:style-name="P44"><text:tab/>- <text:span text:style-name="T102">La carte la plus proche de la moyenne des cartes possible</text:span></text:p>
      <text:p text:style-name="P80"><text:span text:style-name="T123">La carte aléatoire n’est pas </text:span><text:span text:style-name="T124">recevable </text:span><text:span text:style-name="T123">car</text:span><text:span text:style-name="T124"> rend probable le fait que l’IA choisisse une branche uniquement car un ti</text:span><text:span text:style-name="T125">r</text:span><text:span text:style-name="T124">age a</text:span><text:span text:style-name="T125">urai</text:span><text:span text:style-name="T135">t</text:span><text:span text:style-name="T124"> été particulièrement bon sur celle là. </text:span><text:span text:style-name="T126">Nous aurions pu énumérer toutes les possibilités et leur appliquer des coefficient</text:span><text:span text:style-name="T136">s</text:span><text:span text:style-name="T126"> </text:span><text:span text:style-name="T127">(voir 3.3) mais nous ne l’avons pas fai</text:span><text:span text:style-name="T136">t</text:span><text:span text:style-name="T127"> pour ne pas trop augmenter le nombre</text:span><text:span text:style-name="T126"> </text:span><text:span text:style-name="T127">de possibilités. </text:span><text:span text:style-name="T125">Pour les deux </text:span><text:span text:style-name="T128">derniers</text:span><text:span text:style-name="T125"> cas </text:span><text:span text:style-name="T129">un test sur 100 manches montre que la moyennes donne de meilleurs résultats (</text:span><text:span text:style-name="T130">voir annexe </text:span><text:span text:style-name="T174">5</text:span><text:span text:style-name="T129">).</text:span></text:p>
      <text:p text:style-name="P46"/>
      <text:p text:style-name="P60"><text:span text:style-name="T284">3.3 </text:span>Les cartes de l’adversaire :</text:p>
      <text:p text:style-name="P45"/>
      <text:p text:style-name="P114"><text:span text:style-name="T137">L’IA peut savoir que l’adversaire a ou n’a pas certaines cartes, </text:span><text:span text:style-name="T138">mais comme elle ne connaît pas toutes les cartes adverse</text:span><text:span text:style-name="T136">s</text:span><text:span text:style-name="T138">, il faut réfléchir à comment prendre en compte l’incertitude.</text:span></text:p>
      <text:p text:style-name="P114"><text:span text:style-name="T139">Pour ça, nous avons </text:span><text:span text:style-name="T140">décidé</text:span><text:span text:style-name="T139"> que l’adversaire peut jouer n’importe quelles cartes qu’il peux avoir, mais on multiplie le résultat obtenu par un niveau d’incertitude. </text:span><text:span text:style-name="T141">Cette mesure </text:span><text:span text:style-name="T142">se situe</text:span><text:span text:style-name="T141"> </text:span><text:span text:style-name="T139">entre 0 et 1, </text:span><text:span text:style-name="T141">toujours 1 si on sai</text:span><text:span text:style-name="T146">t</text:span><text:span text:style-name="T141"> que l’adversaire </text:span><text:span text:style-name="T147">pos</text:span><text:span text:style-name="T148">s</text:span><text:span text:style-name="T147">ède </text:span><text:span text:style-name="T141">la carte</text:span><text:span text:style-name="T139">. </text:span><text:span text:style-name="T143">Nous avons </text:span><text:span text:style-name="T149">effectué</text:span><text:span text:style-name="T143"> des tests pour 3 </text:span><text:span text:style-name="T144">calculs possible</text:span><text:span text:style-name="T150">s</text:span><text:span text:style-name="T144"> </text:span><text:span text:style-name="T145">correspondant à 3 « caractère</text:span><text:span text:style-name="T150">s »</text:span><text:span text:style-name="T145"> de l’IA</text:span><text:span text:style-name="T144"> : </text:span></text:p>
      <text:p text:style-name="P47">- <text:span text:style-name="T104"><text:s/>« réaliste » </text:span><text:span text:style-name="T106">( </text:span><text:span text:style-name="T104">1/nombre de </text:span><text:span text:style-name="T107">cartes </text:span><text:span text:style-name="T104">possib</text:span><text:span text:style-name="T349">le</text:span><text:span text:style-name="T350">s</text:span><text:span text:style-name="T104"> )</text:span></text:p>
      <text:p text:style-name="P47">- <text:span text:style-name="T105"><text:s/>« </text:span><text:span text:style-name="T108">pessimiste</text:span><text:span text:style-name="T105"> » </text:span><text:span text:style-name="T106">( toujours 1 )</text:span></text:p>
      <text:p text:style-name="P48">- <text:span text:style-name="T106"><text:s/>« optimiste » ( toujours 0 )</text:span></text:p>
      <text:p text:style-name="P40"><text:span text:style-name="T151">Le calcul réaliste l’emporte sur les 2 autres (</text:span><text:span text:style-name="T152">voir annexe </text:span><text:span text:style-name="T172">2</text:span><text:span text:style-name="T151">) </text:span><text:span text:style-name="T153">avec une marge importante. </text:span><text:span text:style-name="T154">Nous avons conduits</text:span><text:span text:style-name="T155"> des tests plus pouss</text:span><text:span text:style-name="T156">és</text:span><text:span text:style-name="T155"> </text:span><text:span text:style-name="T157">qui </text:span><text:span text:style-name="T158">ont </text:span><text:span text:style-name="T157">confirm</text:span><text:span text:style-name="T159">é</text:span><text:span text:style-name="T157"> l’ordre réaliste &gt; pessimiste &gt; optimiste </text:span><text:span text:style-name="T155">(</text:span><text:span text:style-name="T152">voir annexe </text:span><text:span text:style-name="T173">4</text:span><text:span text:style-name="T155">)</text:span><text:span text:style-name="T157">, nous avons donc fait du caractère de l’IA le </text:span><text:span text:style-name="T160">facteur principal pour les 3 difficultés.</text:span></text:p>
      <text:p text:style-name="P45"/>
      <text:p text:style-name="P61"><text:span text:style-name="T72">3.4 </text:span><text:span text:style-name="T73">L’</text:span><text:span text:style-name="T74">heuristique</text:span><text:span text:style-name="T75"> :</text:span></text:p>
      <text:p text:style-name="P42"/>
      <text:p text:style-name="P116"><text:soft-page-break/><text:span text:style-name="T121">P</text:span><text:span text:style-name="T169">our calculer l’heuristique nous avons commencer par mettre un place un calcule d’es</text:span><text:span text:style-name="T165">p</text:span><text:span text:style-name="T169">érance </text:span><text:span text:style-name="T166">d’un</text:span><text:span text:style-name="T167">e</text:span><text:span text:style-name="T166"> carte. </text:span><text:span text:style-name="T168">En prenant une carte </text:span><text:span text:style-name="T170">C</text:span><text:span text:style-name="T168">, on cherche le nombre de carte qui </text:span><text:span text:style-name="T170">gagne le plis face à C, le nombre de carte qui peuvent être posé face à C et </text:span><text:span text:style-name="T171">finalement on ramène ce ratio entre -1 et 1.</text:span></text:p>
      <text:p text:style-name="P77"><text:span text:style-name="T121">N</text:span><text:span text:style-name="T122">ous avons choisi comme heuristique :</text:span></text:p>
      <text:p text:style-name="P49">+ la somme des espérances des cartes dans la mains du joueur</text:p>
      <text:p text:style-name="P49">- la somme des espérances des cartes dans la mains de l’adversaire</text:p>
      <text:p text:style-name="P63"><text:span text:style-name="T118">+ </text:span><text:span text:style-name="T119">nombre de plis du</text:span><text:span text:style-name="T103"> joueur</text:span></text:p>
      <text:p text:style-name="P63">- <text:span text:style-name="T103">nombre de plis de l’advers</text:span><text:span text:style-name="T351">aire</text:span></text:p>
      <text:p text:style-name="P115"><text:span text:style-name="T253">En pensant à deux variations : diminuer l’importance des plis en fonction de l’avancement de la partie, ou supprimer l</text:span><text:span text:style-name="T254">e</text:span><text:span text:style-name="T253"> compte des plis </text:span><text:span text:style-name="T255">tan</text:span><text:span text:style-name="T256">t</text:span><text:span text:style-name="T253"> que les pioches ne sont pas vide</text:span><text:span text:style-name="T258">s</text:span><text:span text:style-name="T253">. </text:span><text:span text:style-name="T257">Ces deux variations ont pour but d’améliorer la main de l’IA pour la fin de partie, qui est son point fort. </text:span></text:p>
      <text:p text:style-name="P41"><text:span text:style-name="T276">Les tests montre</text:span><text:span text:style-name="T277">nt</text:span><text:span text:style-name="T276"> une légère supériorité de la version </text:span><text:span text:style-name="T278">initiale</text:span><text:span text:style-name="T276"> (</text:span><text:span text:style-name="T279">voir </text:span><text:span text:style-name="T276">annexe </text:span><text:span text:style-name="T280">2</text:span><text:span text:style-name="T276">).</text:span></text:p>
      <text:p text:style-name="P64"/>
      <text:p text:style-name="P67">4 – Limites</text:p>
      <text:p text:style-name="P68"/>
      <text:p text:style-name="P28"><text:span text:style-name="T213">4.</text:span><text:span text:style-name="T120">1 – MinMax ?</text:span></text:p>
      <text:p text:style-name="P68"/>
      <text:p text:style-name="P81"><text:span text:style-name="T213">L</text:span><text:span text:style-name="T215">a faible importance de la profondeur </text:span><text:span text:style-name="T214">nous fait remettre en question la pertinence d’un algorithme de type MinMax dans le cas de ce jeu. </text:span><text:span text:style-name="T216">Il est possible qu’en </text:span><text:span text:style-name="T259">s</text:span><text:span text:style-name="T216">e basant sur notre</text:span><text:span text:style-name="T214"> calcul d’</text:span><text:span text:style-name="T217">espérance d’une carte (utilisé</text:span><text:span text:style-name="T260">e</text:span><text:span text:style-name="T217"> pour </text:span><text:span text:style-name="T214">l’heuristique</text:span><text:span text:style-name="T217">)</text:span><text:span text:style-name="T218">, on arrive à faire un algorithme autant, voir plus satisfaisant que l’actuel.</text:span></text:p>
      <text:p text:style-name="P69"/>
      <text:p text:style-name="P29"><text:span text:style-name="T218">4.</text:span><text:span text:style-name="T219">2 – Calibration</text:span></text:p>
      <text:p text:style-name="P70"/>
      <text:p text:style-name="P82"><text:span text:style-name="T219">L</text:span><text:span text:style-name="T220">a structure</text:span><text:span text:style-name="T221"> </text:span><text:span text:style-name="T220">de notre IA permet </text:span><text:span text:style-name="T222">de calibrer beaucoup de points différents, beaucoup plus que présenté </text:span><text:span text:style-name="T261">dans </text:span><text:span text:style-name="T262">§</text:span><text:span text:style-name="T222">3. </text:span><text:span text:style-name="T225">L</text:span><text:span text:style-name="T224">e programme ayant un temps d’exécution important, </text:span><text:span text:style-name="T225">n</text:span><text:span text:style-name="T223">ous n’avons pas pu </text:span><text:span text:style-name="T263">l</text:span><text:span text:style-name="T262">es tester tous</text:span><text:span text:style-name="T223">. </text:span><text:span text:style-name="T226">De plus, </text:span><text:span text:style-name="T227">il est possible que certain</text:span><text:span text:style-name="T264">s</text:span><text:span text:style-name="T227"> critères </text:span><text:span text:style-name="T264">ai</text:span><text:span text:style-name="T265">en</text:span><text:span text:style-name="T264">t</text:span><text:span text:style-name="T228"> des impacts lié</text:span><text:span text:style-name="T229">s</text:span><text:span text:style-name="T228"> </text:span><text:span text:style-name="T229">qu’on ne puisse pas observer </text:span><text:span text:style-name="T230">sans tester toutes les variations. </text:span><text:span text:style-name="T231">Cela nous fait penser que nous aurions peut-être dû diminuer le nombre de critère</text:span><text:span text:style-name="T232">s</text:span><text:span text:style-name="T231"> possible</text:span><text:span text:style-name="T232">s</text:span><text:span text:style-name="T231"> pour </text:span><text:span text:style-name="T233">pouvoir faire un calibrage plus exhaustif. </text:span></text:p>
      <text:p text:style-name="P71"/>
      <text:p text:style-name="P30"><text:span text:style-name="T233">4.</text:span><text:span text:style-name="T120">3 – Test contre humain</text:span></text:p>
      <text:p text:style-name="P73"/>
      <text:p text:style-name="P117"><text:span text:style-name="T270">Si il est simple de lancer des tests IA contre IA, </text:span><text:span text:style-name="T268">il est également essentielle de faire jouer les IA contre des humains pour tester leurs réel</text:span><text:span text:style-name="T272">s</text:span><text:span text:style-name="T268"> difficulté</text:span><text:span text:style-name="T273">s</text:span><text:span text:style-name="T268">. </text:span><text:span text:style-name="T269">Nous en avons fait pour tester </text:span><text:span text:style-name="T271">et calibrer </text:span><text:span text:style-name="T269">l’IA, </text:span><text:span text:style-name="T271">mais pas par des joueurs extérieurs, </text:span><text:span text:style-name="T274">et peut avec les versions définitive</text:span><text:span text:style-name="T275">s</text:span><text:span text:style-name="T274">.</text:span></text:p>
      <text:p text:style-name="P129"><text:span text:style-name="T235">A</text:span><text:span text:style-name="T234">nnexe</text:span><text:span text:style-name="T236">s</text:span></text:p>
      <text:p text:style-name="P74"/>
      <text:p text:style-name="P90"><text:span text:style-name="T238">annexe 1 :</text:span><text:span text:style-name="T120"> </text:span><text:span text:style-name="T237">test</text:span><text:span text:style-name="T249">s</text:span><text:span text:style-name="T237"> de profondeur</text:span></text:p>
      <text:p text:style-name="P95"><text:span text:style-name="T237">4</text:span><text:span text:style-name="T120">0 manches par </text:span><text:span text:style-name="T249">test</text:span></text:p>
      <text:p text:style-name="P94"><text:span text:style-name="T247">T</text:span><text:span text:style-name="T248">est de 3 profondeur</text:span><text:span text:style-name="T266">s</text:span><text:span text:style-name="T248"> maximum</text:span><text:span text:style-name="T242"> </text:span><text:span text:style-name="T243">(4,8 et 12)</text:span><text:span text:style-name="T244">.</text:span></text:p>
      <text:p text:style-name="P91"><text:span text:style-name="T240">D</text:span><text:span text:style-name="T239">élai maximum de 1000ms pour 4 et 8, </text:span><text:span text:style-name="T240">5000 pour 12.</text:span></text:p>
      <text:p text:style-name="P92"><text:span text:style-name="T240">D</text:span><text:span text:style-name="T239">élai </text:span><text:span text:style-name="T241">visé</text:span><text:span text:style-name="T239"> de </text:span><text:span text:style-name="T241">5</text:span><text:span text:style-name="T239">00ms pour 4 et 8, </text:span><text:span text:style-name="T241">3</text:span><text:span text:style-name="T240">000 pour 12.</text:span></text:p>
      <text:p text:style-name="P93"><text:span text:style-name="T245">Calcu</text:span><text:span text:style-name="T267">l </text:span><text:span text:style-name="T245">des</text:span><text:span text:style-name="T246"> ratios nombre de plis joueur 1 / nombre de plis joueurs 2 :</text:span></text:p>
      <text:p text:style-name="P71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72">12 VS 8 </text:p>
          </table:table-cell>
          <table:table-cell table:style-name="Tableau1.A1" office:value-type="string">
            <text:p text:style-name="P88">8 vs 4</text:p>
          </table:table-cell>
          <table:table-cell table:style-name="Tableau1.A1" office:value-type="string">
            <text:p text:style-name="P88">12 vs 4</text:p>
          </table:table-cell>
        </table:table-row>
        <table:table-row table:style-name="Tableau1.1">
          <table:table-cell table:style-name="Tableau1.A1" office:value-type="string">
            <text:p text:style-name="P89">0.977186311787072</text:p>
          </table:table-cell>
          <table:table-cell table:style-name="Tableau1.A1" office:value-type="string">
            <text:p text:style-name="P89">0.962264150943396</text:p>
          </table:table-cell>
          <table:table-cell table:style-name="Tableau1.A1" office:value-type="string">
            <text:p text:style-name="P89">0.96969696969697</text:p>
          </table:table-cell>
        </table:table-row>
      </table:table>
      <text:p text:style-name="Standard"/>
      <text:p text:style-name="P82"><text:span text:style-name="T211">a</text:span><text:span text:style-name="T212">nnexe 2 :</text:span><text:span text:style-name="T161"> test</text:span><text:span text:style-name="T162">s</text:span><text:span text:style-name="T161"> </text:span><text:span text:style-name="T163">génér</text:span><text:span text:style-name="T164">aux</text:span></text:p>
      <text:p text:style-name="P50"><text:span text:style-name="T288">2</text:span>0 manches par test</text:p>
      <text:p text:style-name="P59">délai</text:p>
      <text:p text:style-name="P51"><text:span text:style-name="T323"><text:s/>- Sup</text:span><text:span text:style-name="T290"> </text:span><text:span text:style-name="T289">: </text:span><text:span text:style-name="T290">5000</text:span><text:span text:style-name="T292">ms</text:span><text:span text:style-name="T290"> </text:span><text:span text:style-name="T292">délai </text:span><text:span text:style-name="T290">max, </text:span><text:span text:style-name="T293">3</text:span><text:span text:style-name="T291">000</text:span><text:span text:style-name="T292">ms</text:span><text:span text:style-name="T291"> </text:span><text:span text:style-name="T292">délai visé</text:span></text:p>
      <text:p text:style-name="P52"><text:span text:style-name="T294"><text:s/>- Inf</text:span><text:span text:style-name="T290"> </text:span><text:span text:style-name="T289">: </text:span><text:span text:style-name="T293">1</text:span><text:span text:style-name="T290">000</text:span><text:span text:style-name="T292">ms</text:span><text:span text:style-name="T290"> </text:span><text:span text:style-name="T292">délai </text:span><text:span text:style-name="T290">max, </text:span><text:span text:style-name="T293">5</text:span><text:span text:style-name="T291">00</text:span><text:span text:style-name="T292">ms</text:span><text:span text:style-name="T291"> </text:span><text:span text:style-name="T292">délai visé </text:span><text:span text:style-name="T329">(</text:span><text:span text:style-name="T330">pris </text:span><text:span text:style-name="T329">par défaut)</text:span></text:p>
      <text:p text:style-name="P53">heuristique </text:p>
      <text:p text:style-name="P53"><text:s/>- 1 : <text:span text:style-name="T320">sans variation</text:span><text:span text:style-name="T321">s </text:span><text:span text:style-name="T329">(</text:span><text:span text:style-name="T330">pris </text:span><text:span text:style-name="T329">par défaut)</text:span></text:p>
      <text:p text:style-name="P54"><text:span text:style-name="T321"><text:s/>- 2</text:span><text:span text:style-name="T319"> : </text:span><text:span text:style-name="T322">importance plis diminués</text:span></text:p>
      <text:p text:style-name="P55"><text:span text:style-name="T322"><text:s/>- 3</text:span><text:span text:style-name="T319"> : </text:span><text:span text:style-name="T322">plis pas pris en compte</text:span></text:p>
      <text:p text:style-name="P122">caractère</text:p>
      <text:p text:style-name="P97"><text:span text:style-name="T298"><text:s/>- o : </text:span><text:span text:style-name="T295">optimiste, </text:span><text:span text:style-name="T299">sous</text:span><text:span text:style-name="T300"> évalue la probabilité que l’adversaire </text:span><text:span text:style-name="T301">ait</text:span><text:span text:style-name="T300"> une carte</text:span></text:p>
      <text:p text:style-name="P96"><text:span text:style-name="T298"><text:s/>- p : </text:span><text:span text:style-name="T295">pessimiste, </text:span><text:span text:style-name="T300">sur évalue la probabilité que l’adversaire </text:span><text:span text:style-name="T301">ait</text:span><text:span text:style-name="T300"> une carte</text:span></text:p>
      <text:p text:style-name="P56"><text:span text:style-name="T308"><text:s/>- r : </text:span><text:span text:style-name="T304">réaliste </text:span><text:span text:style-name="T328">(pris par défaut)</text:span></text:p>
      <text:p text:style-name="P123">profondeur</text:p>
      <text:p text:style-name="P55"><text:span text:style-name="T305"><text:s/>- min : </text:span><text:span text:style-name="T306">4</text:span></text:p>
      <text:p text:style-name="P55"><text:span text:style-name="T305"><text:s/>- moy : </text:span><text:span text:style-name="T306">10</text:span><text:span text:style-name="T305"> </text:span></text:p>
      <text:p text:style-name="P57"><text:span text:style-name="T305"><text:s/>- max : </text:span><text:span text:style-name="T306">120</text:span><text:span text:style-name="T305"> </text:span><text:span text:style-name="T326">(</text:span><text:span text:style-name="T327">pris </text:span><text:span text:style-name="T326">par défaut)</text:span></text:p>
      <text:p text:style-name="P124"/>
      <text:p text:style-name="P100"><text:span text:style-name="T309">Calcul des</text:span><text:span text:style-name="T310"> ratios nombre de plis joueur 1 / nombre de plis joueurs 2 :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B"/>
        <table:table-column table:style-name="Tableau2.C"/>
        <table:table-column table:style-name="Tableau2.D"/>
        <table:table-column table:style-name="Tableau2.B"/>
        <table:table-row table:style-name="Tableau2.1">
          <table:table-cell table:style-name="Tableau2.A1" office:value-type="string">
            <text:p text:style-name="P98"><text:span text:style-name="T307">d</text:span>élai</text:p>
          </table:table-cell>
          <table:table-cell table:style-name="Tableau2.A1" office:value-type="string">
            <text:p text:style-name="P98">heuristique</text:p>
          </table:table-cell>
          <table:table-cell table:style-name="Tableau2.A1" office:value-type="string">
            <text:p text:style-name="P98"/>
          </table:table-cell>
          <table:table-cell table:style-name="Tableau2.A1" office:value-type="string">
            <text:p text:style-name="P98">caractère</text:p>
          </table:table-cell>
          <table:table-cell table:style-name="Tableau2.A1" office:value-type="string">
            <text:p text:style-name="P98"/>
          </table:table-cell>
          <table:table-cell table:style-name="Tableau2.A1" office:value-type="string">
            <text:p text:style-name="P98">profondeur</text:p>
          </table:table-cell>
          <table:table-cell table:style-name="Tableau2.A1" office:value-type="string">
            <text:p text:style-name="P98"/>
          </table:table-cell>
          <table:table-cell table:style-name="Tableau2.A1" office:value-type="string">
            <text:p text:style-name="P98">contrôle</text:p>
          </table:table-cell>
        </table:table-row>
        <table:table-row table:style-name="Tableau2.1">
          <table:table-cell table:style-name="Tableau2.A1" office:value-type="string">
            <text:p text:style-name="P98">Inf vs Sup</text:p>
          </table:table-cell>
          <table:table-cell table:style-name="Tableau2.A1" office:value-type="string">
            <text:p text:style-name="P98">h1 vs h2</text:p>
          </table:table-cell>
          <table:table-cell table:style-name="Tableau2.A1" office:value-type="string">
            <text:p text:style-name="P98">h1 vs h3</text:p>
          </table:table-cell>
          <table:table-cell table:style-name="Tableau2.A1" office:value-type="string">
            <text:p text:style-name="P98">r vs o</text:p>
          </table:table-cell>
          <table:table-cell table:style-name="Tableau2.A1" office:value-type="string">
            <text:p text:style-name="P98">r vs p</text:p>
          </table:table-cell>
          <table:table-cell table:style-name="Tableau2.A1" office:value-type="string">
            <text:p text:style-name="P98">max vs min</text:p>
          </table:table-cell>
          <table:table-cell table:style-name="Tableau2.A1" office:value-type="string">
            <text:p text:style-name="P98">max vs moy</text:p>
          </table:table-cell>
          <table:table-cell table:style-name="Tableau2.A1" office:value-type="string">
            <text:p text:style-name="P98"/>
          </table:table-cell>
        </table:table-row>
        <table:table-row table:style-name="Tableau2.1">
          <table:table-cell table:style-name="Tableau2.A1" office:value-type="string">
            <text:p text:style-name="P99">1.20338983050847</text:p>
          </table:table-cell>
          <table:table-cell table:style-name="Tableau2.A1" office:value-type="string">
            <text:p text:style-name="P99">0.954887218045113</text:p>
          </table:table-cell>
          <table:table-cell table:style-name="Tableau2.A1" office:value-type="string">
            <text:p text:style-name="P99">0.830985915492958</text:p>
          </table:table-cell>
          <table:table-cell table:style-name="Tableau2.A1" office:value-type="string">
            <text:p text:style-name="P99">0.635220125786163</text:p>
          </table:table-cell>
          <table:table-cell table:style-name="Tableau2.A1" office:value-type="string">
            <text:p text:style-name="P99">0.843971631205674</text:p>
          </table:table-cell>
          <table:table-cell table:style-name="Tableau2.A1" office:value-type="string">
            <text:p text:style-name="P99">0.857142857142857</text:p>
          </table:table-cell>
          <table:table-cell table:style-name="Tableau2.A1" office:value-type="string">
            <text:p text:style-name="P99">0.96969696969697</text:p>
          </table:table-cell>
          <table:table-cell table:style-name="Tableau2.A1" office:value-type="string">
            <text:p text:style-name="P99">0.897810218978102</text:p>
          </table:table-cell>
        </table:table-row>
      </table:table>
      <text:p text:style-name="P102"/>
      <text:p text:style-name="P102"/>
      <text:p text:style-name="P101"><text:span text:style-name="T302">a</text:span><text:span text:style-name="T303">nnexe 3 :</text:span><text:span text:style-name="T296"> </text:span><text:span text:style-name="T297">tests contrôles</text:span></text:p>
      <text:p text:style-name="P103">test sur 500 manches <text:span text:style-name="T331">avec 2 IA identique</text:span><text:span text:style-name="T352">s</text:span><text:span text:style-name="T331"> </text:span><text:span text:style-name="T339">(</text:span><text:span text:style-name="T338">profondeur de 4</text:span><text:span text:style-name="T339">)</text:span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table:number-columns-spanned="2" office:value-type="string">
            <text:p text:style-name="P88">Nombre de plis moyens</text:p>
          </table:table-cell>
          <table:covered-table-cell/>
          <table:table-cell table:style-name="Tableau3.A1" office:value-type="string">
            <text:p text:style-name="P88">attendu</text:p>
          </table:table-cell>
        </table:table-row>
        <table:table-row table:style-name="Tableau3.1">
          <table:table-cell table:style-name="Tableau3.A1" office:value-type="string">
            <text:p text:style-name="P88">Joueur 1</text:p>
          </table:table-cell>
          <table:table-cell table:style-name="Tableau3.A1" office:value-type="string">
            <text:p text:style-name="P89">13.009842519685</text:p>
          </table:table-cell>
          <table:table-cell table:style-name="Tableau3.A1" office:value-type="string">
            <text:p text:style-name="P89">13</text:p>
          </table:table-cell>
        </table:table-row>
        <table:table-row table:style-name="Tableau3.1">
          <table:table-cell table:style-name="Tableau3.A1" office:value-type="string">
            <text:p text:style-name="P88">Joueur 2</text:p>
          </table:table-cell>
          <table:table-cell table:style-name="Tableau3.A1" office:value-type="string">
            <text:p text:style-name="P89">12.990157480315</text:p>
          </table:table-cell>
          <table:table-cell table:style-name="Tableau3.A1" office:value-type="string">
            <text:p text:style-name="P89">13</text:p>
          </table:table-cell>
        </table:table-row>
        <table:table-row table:style-name="Tableau3.1">
          <table:table-cell table:style-name="Tableau3.A1" office:value-type="string">
            <text:p text:style-name="P88">en premier</text:p>
          </table:table-cell>
          <table:table-cell table:style-name="Tableau3.A1" office:value-type="string">
            <text:p text:style-name="P89">13.0531496062992</text:p>
          </table:table-cell>
          <table:table-cell table:style-name="Tableau3.A1" office:value-type="string">
            <text:p text:style-name="P89">13</text:p>
          </table:table-cell>
        </table:table-row>
        <table:table-row table:style-name="Tableau3.1">
          <table:table-cell table:style-name="Tableau3.A1" office:value-type="string">
            <text:p text:style-name="P88">en second</text:p>
          </table:table-cell>
          <table:table-cell table:style-name="Tableau3.A1" office:value-type="string">
            <text:p text:style-name="P89">12.9468503937008</text:p>
          </table:table-cell>
          <table:table-cell table:style-name="Tableau3.A1" office:value-type="string">
            <text:p text:style-name="P89">13</text:p>
          </table:table-cell>
        </table:table-row>
      </table:table>
      <text:p text:style-name="Standard"/>
      <text:p text:style-name="P130"><text:span text:style-name="T285">annexe 4 </text:span><text:span text:style-name="T340">: tests </text:span><text:span text:style-name="T341">caractère </text:span><text:span text:style-name="T346">et</text:span><text:span text:style-name="T341"> </text:span><text:span text:style-name="T346">difficultés </text:span><text:span text:style-name="T345">IA</text:span></text:p>
      <text:p text:style-name="P118"><text:span text:style-name="T342">test sur </text:span><text:span text:style-name="T353">~80</text:span><text:span text:style-name="T342"> manches</text:span></text:p>
      <text:p text:style-name="P104"><text:span text:style-name="T240">D</text:span><text:span text:style-name="T239">élai maximum de 1000ms, </text:span><text:span text:style-name="T250">délai visé de 500ms, </text:span><text:span text:style-name="T251">profondeur max de 120</text:span></text:p>
      <text:p text:style-name="P105"><text:span text:style-name="T251">h</text:span><text:span text:style-name="T120">ard = réaliste</text:span></text:p>
      <text:p text:style-name="P105"><text:span text:style-name="T120">medium = </text:span><text:span text:style-name="T252">pessimiste</text:span></text:p>
      <text:p text:style-name="P75">easy = optimiste</text:p>
      <text:p text:style-name="P75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76">hard vs medium</text:p>
          </table:table-cell>
          <table:table-cell table:style-name="Tableau4.A1" office:value-type="string">
            <text:p text:style-name="P88">medium vs easy</text:p>
          </table:table-cell>
          <table:table-cell table:style-name="Tableau4.A1" office:value-type="string">
            <text:p text:style-name="P88">hard vs easy</text:p>
          </table:table-cell>
        </table:table-row>
        <table:table-row table:style-name="Tableau4.1">
          <table:table-cell table:style-name="Tableau4.A1" office:value-type="string">
            <text:p text:style-name="P89">1.3162583518931</text:p>
          </table:table-cell>
          <table:table-cell table:style-name="Tableau4.A1" office:value-type="string">
            <text:p text:style-name="P89">1.58111380145278</text:p>
          </table:table-cell>
          <table:table-cell table:style-name="Tableau4.A1" office:value-type="string">
            <text:p text:style-name="P89">1.17401129943503</text:p>
          </table:table-cell>
        </table:table-row>
      </table:table>
      <text:p text:style-name="Standard"/>
      <text:p text:style-name="P119"><text:span text:style-name="T238">annexe 5 :</text:span><text:span text:style-name="T120"> </text:span><text:span text:style-name="T281">test </text:span><text:span text:style-name="T282">carte pioche</text:span></text:p>
      <text:p text:style-name="P120"><text:span text:style-name="T342">test sur </text:span><text:span text:style-name="T354">100</text:span><text:span text:style-name="T342"> </text:span><text:span text:style-name="T175">manches</text:span></text:p>
      <text:p text:style-name="P58"><text:span text:style-name="T287">D</text:span><text:span text:style-name="T286">élai maximum de 1000ms, </text:span><text:span text:style-name="T343">délai visé de 500ms, </text:span><text:span text:style-name="T344">profondeur max de 120</text:span></text:p>
      <text:p text:style-name="P132"><text:span text:style-name="T344">r</text:span><text:span text:style-name="T355">atio trouvé de </text:span><text:span text:style-name="T304">0.937406855439642 </text:span><text:span text:style-name="T311">en faveur </text:span><text:span text:style-name="T312">de la carte moyenne.</text:span></text:p>
      <text:p text:style-name="P132"><text:span text:style-name="T312"/></text:p>
      <text:p text:style-name="P133"><text:span text:style-name="T318">a</text:span><text:span text:style-name="T317">nnexe 6 : </text:span><text:span text:style-name="T304">tests IA aléatoire</text:span></text:p>
      <text:p text:style-name="P133"><text:span text:style-name="T304">test dur 70 manches</text:span></text:p>
      <text:p text:style-name="P134"><text:span text:style-name="T313">D</text:span><text:span text:style-name="T314">élai maximum de 1000ms, </text:span><text:span text:style-name="T315">délai visé de 500ms, </text:span><text:span text:style-name="T316">profondeur max de 120</text:span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row table:style-name="Tableau5.1">
          <table:table-cell table:style-name="Tableau5.A1" office:value-type="string">
            <text:p text:style-name="P88"><text:span text:style-name="T304">hard vs alea</text:span></text:p>
          </table:table-cell>
          <table:table-cell table:style-name="Tableau5.A1" office:value-type="string">
            <text:p text:style-name="P88">medium vs alea</text:p>
          </table:table-cell>
          <table:table-cell table:style-name="Tableau5.A1" office:value-type="string">
            <text:p text:style-name="P88">easy vs alea</text:p>
          </table:table-cell>
        </table:table-row>
        <table:table-row table:style-name="Tableau5.1">
          <table:table-cell table:style-name="Tableau5.A1" office:value-type="string">
            <text:p text:style-name="P89">1.47619047619048</text:p>
          </table:table-cell>
          <table:table-cell table:style-name="Tableau5.A1" office:value-type="string">
            <text:p text:style-name="P89">3.4537037037037</text:p>
          </table:table-cell>
          <table:table-cell table:style-name="Tableau5.A1" office:value-type="string">
            <text:p text:style-name="P89">3.61083743842365</text:p>
          </table:table-cell>
        </table:table-row>
      </table:table>
      <text:p text:style-name="Standard"/>
      <text:p text:style-name="P133"><text:span text:style-name="T30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28fbcc1" officeooo:paragraph-rsid="028fbcc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1T13:57:16.478000000</meta:creation-date>
    <dc:date>2022-06-01T20:05:57.166000000</dc:date>
    <meta:editing-duration>PT17H21S</meta:editing-duration>
    <meta:editing-cycles>594</meta:editing-cycles>
    <meta:generator>LibreOffice/7.0.3.1$Windows_X86_64 LibreOffice_project/d7547858d014d4cf69878db179d326fc3483e082</meta:generator>
    <meta:document-statistic meta:table-count="5" meta:image-count="0" meta:object-count="0" meta:page-count="6" meta:paragraph-count="188" meta:word-count="1857" meta:character-count="10688" meta:non-whitespace-character-count="8950"/>
  </office:meta>
</office:document-meta>
</file>